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16" svg:font-family="16"/>
    <style:font-face style:name="Consolas" svg:font-family="Consolas"/>
    <style:font-face style:name="Consolas1" svg:font-family="Consolas, 'Courier New', Courier, monospace"/>
    <style:font-face style:name="PingFangSC-Regular" svg:font-family="PingFangSC-Regular, Verdana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7.597cm" table:align="left"/>
    </style:style>
    <style:style style:name="表格1.A" style:family="table-column">
      <style:table-column-properties style:column-width="1.095cm"/>
    </style:style>
    <style:style style:name="表格1.B" style:family="table-column">
      <style:table-column-properties style:column-width="3.214cm"/>
    </style:style>
    <style:style style:name="表格1.C" style:family="table-column">
      <style:table-column-properties style:column-width="1.889cm"/>
    </style:style>
    <style:style style:name="表格1.D" style:family="table-column">
      <style:table-column-properties style:column-width="1.399cm"/>
    </style:style>
    <style:style style:name="表格1.1" style:family="table-row">
      <style:table-row-properties fo:background-color="#f5f5f5">
        <style:background-image/>
      </style:table-row-properties>
    </style:style>
    <style:style style:name="表格1.A1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1.2" style:family="table-row">
      <style:table-row-properties fo:background-color="#ffffff">
        <style:background-image/>
      </style:table-row-properties>
    </style:style>
    <style:style style:name="表格2" style:family="table">
      <style:table-properties style:width="15.12cm" table:align="left"/>
    </style:style>
    <style:style style:name="表格2.A" style:family="table-column">
      <style:table-column-properties style:column-width="4.083cm"/>
    </style:style>
    <style:style style:name="表格2.B" style:family="table-column">
      <style:table-column-properties style:column-width="3.522cm"/>
    </style:style>
    <style:style style:name="表格2.C" style:family="table-column">
      <style:table-column-properties style:column-width="4.147cm"/>
    </style:style>
    <style:style style:name="表格2.D" style:family="table-column">
      <style:table-column-properties style:column-width="3.367cm"/>
    </style:style>
    <style:style style:name="表格2.1" style:family="table-row">
      <style:table-row-properties fo:background-color="#f5f5f5">
        <style:background-image/>
      </style:table-row-properties>
    </style:style>
    <style:style style:name="表格2.A1" style:family="table-cell">
      <style:table-cell-properties style:vertical-align="middle" fo:background-color="#3f3f3f" fo:padding-left="0.159cm" fo:padding-right="0.397cm" fo:padding-top="0.132cm" fo:padding-bottom="0.132cm" fo:border="0.05pt solid #3f3f3f">
        <style:background-image/>
      </style:table-cell-properties>
    </style:style>
    <style:style style:name="表格2.2" style:family="table-row">
      <style:table-row-properties fo:background-color="#ffffff">
        <style:background-image/>
      </style:table-row-properties>
    </style:style>
    <style:style style:name="表格2.A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A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A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A5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5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5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5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A6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6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6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6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A7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B7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C7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2.D7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" style:family="table">
      <style:table-properties style:width="10.931cm" table:align="left"/>
    </style:style>
    <style:style style:name="表格3.A" style:family="table-column">
      <style:table-column-properties style:column-width="2.182cm"/>
    </style:style>
    <style:style style:name="表格3.B" style:family="table-column">
      <style:table-column-properties style:column-width="1.531cm"/>
    </style:style>
    <style:style style:name="表格3.C" style:family="table-column">
      <style:table-column-properties style:column-width="7.218cm"/>
    </style:style>
    <style:style style:name="表格3.1" style:family="table-row">
      <style:table-row-properties fo:background-color="#f5f5f5">
        <style:background-image/>
      </style:table-row-properties>
    </style:style>
    <style:style style:name="表格3.A1" style:family="table-cell">
      <style:table-cell-properties style:vertical-align="middle" fo:background-color="#3f3f3f" fo:padding-left="0.159cm" fo:padding-right="0.397cm" fo:padding-top="0.132cm" fo:padding-bottom="0.132cm" fo:border="0.05pt solid #3f3f3f">
        <style:background-image/>
      </style:table-cell-properties>
    </style:style>
    <style:style style:name="表格3.2" style:family="table-row">
      <style:table-row-properties fo:background-color="#ffffff">
        <style:background-image/>
      </style:table-row-properties>
    </style:style>
    <style:style style:name="表格3.A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B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C2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A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B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C3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A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B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表格3.C4" style:family="table-cell">
      <style:table-cell-properties style:vertical-align="middle" fo:padding-left="0.159cm" fo:padding-right="0.397cm" fo:padding-top="0.159cm" fo:padding-bottom="0.159cm" fo:border="0.05pt solid #aaaaaa"/>
    </style:style>
    <style:style style:name="P1" style:family="paragraph" style:parent-style-name="Standard">
      <style:text-properties officeooo:rsid="00084abc" officeooo:paragraph-rsid="00084abc"/>
    </style:style>
    <style:style style:name="P2" style:family="paragraph" style:parent-style-name="Standard">
      <style:text-properties officeooo:rsid="00084abc" officeooo:paragraph-rsid="00090e05"/>
    </style:style>
    <style:style style:name="P3" style:family="paragraph" style:parent-style-name="Standard">
      <style:text-properties officeooo:rsid="00090e05" officeooo:paragraph-rsid="00090e05"/>
    </style:style>
    <style:style style:name="P4" style:family="paragraph" style:parent-style-name="Standard">
      <style:text-properties officeooo:paragraph-rsid="00090e05"/>
    </style:style>
    <style:style style:name="P5" style:family="paragraph" style:parent-style-name="Standard">
      <style:text-properties fo:color="#ff3333" officeooo:rsid="00090e05" officeooo:paragraph-rsid="00090e05"/>
    </style:style>
    <style:style style:name="P6" style:family="paragraph" style:parent-style-name="Standard">
      <style:text-properties fo:color="#000000" officeooo:rsid="00090e05" officeooo:paragraph-rsid="00090e05"/>
    </style:style>
    <style:style style:name="P7" style:family="paragraph" style:parent-style-name="Standard">
      <style:text-properties fo:color="#000000" officeooo:rsid="000a9d12" officeooo:paragraph-rsid="000a9d12"/>
    </style:style>
    <style:style style:name="P8" style:family="paragraph" style:parent-style-name="Standard">
      <style:text-properties fo:color="#000000" style:font-name="16" officeooo:rsid="000a9d12" officeooo:paragraph-rsid="000a9d12" style:font-name-asian="16"/>
    </style:style>
    <style:style style:name="P9" style:family="paragraph" style:parent-style-name="Standard">
      <style:text-properties fo:color="#000000" style:font-name="16" officeooo:rsid="00090e05" officeooo:paragraph-rsid="00090e05" style:font-name-asian="16"/>
    </style:style>
    <style:style style:name="P10" style:family="paragraph" style:parent-style-name="Standard">
      <style:text-properties fo:color="#000000" officeooo:paragraph-rsid="00090e05"/>
    </style:style>
    <style:style style:name="P11" style:family="paragraph" style:parent-style-name="Text_20_body">
      <style:text-properties officeooo:paragraph-rsid="000be34e"/>
    </style:style>
    <style:style style:name="P12" style:family="paragraph" style:parent-style-name="Text_20_body">
      <style:text-properties officeooo:paragraph-rsid="000c5977"/>
    </style:style>
    <style:style style:name="P13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0.5pt" style:font-style-asian="normal" style:font-weight-asian="normal"/>
    </style:style>
    <style:style style:name="P15" style:family="paragraph" style:parent-style-name="Heading_20_2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 officeooo:rsid="000be34e" officeooo:paragraph-rsid="000be34e"/>
    </style:style>
    <style:style style:name="P16" style:family="paragraph" style:parent-style-name="Heading_20_2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 style:font-size-asian="13.5pt" style:font-style-asian="normal" style:font-weight-asian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20" style:family="paragraph" style:parent-style-name="Heading_20_3">
      <style:paragraph-properties fo:margin-left="0cm" fo:margin-right="0cm" fo:margin-top="0.661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2pt" style:font-style-asian="normal" style:font-weight-asian="bold"/>
    </style:style>
    <style:style style:name="P21" style:family="paragraph" style:parent-style-name="Preformatted_20_Text">
      <style:paragraph-properties fo:margin-left="0cm" fo:margin-right="0cm" fo:margin-top="0.397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22" style:family="paragraph" style:parent-style-name="Heading_20_2">
      <style:text-properties fo:font-variant="normal" fo:text-transform="none" fo:color="#3f3f3f" fo:letter-spacing="normal"/>
    </style:style>
    <style:style style:name="P23" style:family="paragraph" style:parent-style-name="Heading_20_2">
      <style:text-properties fo:font-variant="normal" fo:text-transform="none" fo:color="#3f3f3f" fo:letter-spacing="normal" officeooo:rsid="00090e05" officeooo:paragraph-rsid="00090e05"/>
    </style:style>
    <style:style style:name="P24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25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fo:letter-spacing="normal"/>
    </style:style>
    <style:style style:name="P26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</style:style>
    <style:style style:name="P27" style:family="paragraph" style:parent-style-name="Preformatted_20_Text">
      <style:paragraph-properties fo:margin-top="0cm" fo:margin-bottom="0cm" loext:contextual-spacing="false" fo:line-height="140%" fo:text-align="start" style:justify-single-word="false" fo:orphans="2" fo:widows="2" fo:padding="0.529cm" fo:border="0.06pt dotted #778855"/>
    </style:style>
    <style:style style:name="P28" style:family="paragraph" style:parent-style-name="Heading_20_1">
      <style:text-properties fo:font-variant="normal" fo:text-transform="none" fo:color="#000000" fo:letter-spacing="normal"/>
    </style:style>
    <style:style style:name="P29" style:family="paragraph" style:parent-style-name="Heading_20_1">
      <style:text-properties fo:font-variant="normal" fo:text-transform="none" fo:color="#000000" fo:letter-spacing="normal" officeooo:rsid="00090e05" officeooo:paragraph-rsid="00090e05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officeooo:rsid="00090e05" officeooo:paragraph-rsid="00090e05" style:text-blinking="false" style:font-name-asian="PingFangSC-Regular" style:font-size-asian="12pt" style:font-style-asian="normal" style:font-weight-asian="bold"/>
    </style:style>
    <style:style style:name="P31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0.5pt" style:font-style-asian="normal" style:font-weight-asian="normal"/>
    </style:style>
    <style:style style:name="P32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officeooo:rsid="000c5977" style:font-name-asian="PingFangSC-Regular" style:font-size-asian="10.5pt" style:font-style-asian="normal" style:font-weight-asian="normal"/>
    </style:style>
    <style:style style:name="P33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officeooo:rsid="000ca0fd" officeooo:paragraph-rsid="000ca0fd" style:font-name-asian="PingFangSC-Regular" style:font-size-asian="10.5pt" style:font-style-asian="normal" style:font-weight-asian="normal"/>
    </style:style>
    <style:style style:name="P34" style:family="paragraph" style:parent-style-name="Text_20_body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5" style:family="paragraph" style:parent-style-name="Text_20_body" style:list-style-name="L1">
      <style:paragraph-properties fo:margin-left="0cm" fo:margin-right="0cm" fo:margin-top="0.079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f3333" fo:letter-spacing="normal" style:font-name-asian="PingFangSC-Regular" style:font-size-asian="10.5pt" style:font-style-asian="normal" style:font-weight-asian="normal"/>
    </style:style>
    <style:style style:name="P36" style:family="paragraph" style:parent-style-name="Text_20_body" style:list-style-name="L1">
      <style:paragraph-properties fo:margin-left="0cm" fo:margin-right="0cm" fo:margin-top="0.079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f3333" fo:letter-spacing="normal"/>
    </style:style>
    <style:style style:name="P37" style:family="paragraph" style:parent-style-name="Text_20_body" style:list-style-name="L4">
      <style:paragraph-properties fo:margin-left="0cm" fo:margin-right="0cm" fo:margin-top="0.079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0.5pt" style:font-style-asian="normal" style:font-weight-asian="normal"/>
    </style:style>
    <style:style style:name="P38" style:family="paragraph" style:parent-style-name="Text_20_body" style:list-style-name="L4">
      <style:paragraph-properties fo:margin-left="0cm" fo:margin-right="0cm" fo:margin-top="0.079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</style:style>
    <style:style style:name="P40" style:family="paragraph" style:parent-style-name="Text_20_body">
      <style:paragraph-properties fo:margin-left="0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officeooo:paragraph-rsid="0012291e"/>
    </style:style>
    <style:style style:name="P41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2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3" style:family="paragraph" style:parent-style-name="Text_20_body">
      <style:text-properties fo:font-variant="normal" fo:text-transform="none" fo:color="#000000" style:font-name="PingFangSC-Regular" fo:font-size="10.5pt" fo:letter-spacing="normal" fo:font-style="normal" fo:font-weight="normal" style:font-name-asian="PingFangSC-Regular" style:font-size-asian="10.5pt" style:font-style-asian="normal" style:font-weight-asian="normal"/>
    </style:style>
    <style:style style:name="P44" style:family="paragraph" style:parent-style-name="Text_20_body">
      <style:text-properties officeooo:paragraph-rsid="000f7177"/>
    </style:style>
    <style:style style:name="P45" style:family="paragraph" style:parent-style-name="Text_20_body">
      <style:text-properties officeooo:rsid="000f7177" officeooo:paragraph-rsid="000f7177"/>
    </style:style>
    <style:style style:name="P46" style:family="paragraph" style:parent-style-name="Text_20_body">
      <style:text-properties officeooo:paragraph-rsid="001420ef"/>
    </style:style>
    <style:style style:name="P47" style:family="paragraph" style:parent-style-name="Text_20_body">
      <style:paragraph-properties fo:margin-left="0.661cm" fo:margin-right="0cm" fo:margin-top="0cm" fo:margin-bottom="0cm" loext:contextual-spacing="false" style:line-height-at-least="0.556cm" fo:text-align="start" style:justify-single-word="false" fo:orphans="2" fo:widows="2" fo:text-indent="0cm" style:auto-text-indent="false" fo:padding="0cm" fo:border="none"/>
    </style:style>
    <style:style style:name="P48" style:family="paragraph" style:parent-style-name="Text_20_body">
      <style:paragraph-properties fo:margin-left="0.661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0.5pt" style:font-style-asian="normal" style:font-weight-asian="normal" loext:padding="0cm" loext:border="none"/>
    </style:style>
    <style:style style:name="P49" style:family="paragraph" style:parent-style-name="Heading_20_3">
      <style:text-properties officeooo:paragraph-rsid="000f7177"/>
    </style:style>
    <style:style style:name="P50" style:family="paragraph" style:parent-style-name="Heading_20_3">
      <style:paragraph-properties fo:margin-left="0cm" fo:margin-right="0cm" fo:margin-top="0.661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style:font-name-asian="PingFangSC-Regular" style:font-size-asian="12pt" style:font-style-asian="normal" style:font-weight-asian="bold"/>
    </style:style>
    <style:style style:name="P51" style:family="paragraph" style:parent-style-name="Heading_20_2">
      <style:paragraph-properties fo:margin-left="0cm" fo:margin-right="0cm" fo:margin-top="0.318cm" fo:margin-bottom="0cm" loext:contextual-spacing="false" style:line-height-at-least="0.556cm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 officeooo:rsid="000ca0fd" officeooo:paragraph-rsid="000ca0fd" style:font-name-asian="PingFangSC-Regular" style:font-size-asian="10.5pt" style:font-style-asian="normal" style:font-weight-asian="normal"/>
    </style:style>
    <style:style style:name="P52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3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/>
    </style:style>
    <style:style style:name="P54" style:family="paragraph" style:parent-style-name="Heading_20_2">
      <style:text-properties fo:font-variant="normal" fo:text-transform="none" fo:color="#3f3f3f" fo:letter-spacing="normal" officeooo:rsid="000f7177" officeooo:paragraph-rsid="000f7177"/>
    </style:style>
    <style:style style:name="P55" style:family="paragraph" style:parent-style-name="Heading_20_2">
      <style:text-properties fo:font-variant="normal" fo:text-transform="none" fo:color="#3f3f3f" fo:letter-spacing="normal" officeooo:rsid="000f7177" officeooo:paragraph-rsid="000f7177" style:font-size-asian="13.5pt" style:font-style-asian="normal" style:font-weight-asian="bold"/>
    </style:style>
    <style:style style:name="P56" style:family="paragraph" style:parent-style-name="Heading_20_2">
      <style:text-properties officeooo:paragraph-rsid="000f7177"/>
    </style:style>
    <style:style style:name="P57" style:family="paragraph" style:parent-style-name="Heading_20_2">
      <style:paragraph-properties fo:margin-left="0.66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f3f3f" fo:letter-spacing="normal" loext:padding="0cm" loext:border="none"/>
    </style:style>
    <style:style style:name="P58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59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60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fo:letter-spacing="normal" style:font-name-asian="Consolas" style:font-size-asian="10.5pt" style:font-style-asian="normal" style:font-weight-asian="normal"/>
    </style:style>
    <style:style style:name="P61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  <style:text-properties fo:font-variant="normal" fo:text-transform="none" fo:color="#000000" fo:letter-spacing="normal"/>
    </style:style>
    <style:style style:name="P62" style:family="paragraph" style:parent-style-name="Preformatted_20_Text">
      <style:paragraph-properties fo:margin-top="0.397cm" fo:margin-bottom="0cm" loext:contextual-spacing="false" fo:line-height="140%" fo:text-align="start" style:justify-single-word="false" fo:orphans="2" fo:widows="2" fo:padding="0.529cm" fo:border="0.06pt dotted #778855"/>
    </style:style>
    <style:style style:name="P63" style:family="paragraph" style:parent-style-name="Preformatted_20_Text">
      <style:paragraph-properties fo:margin-left="0cm" fo:margin-right="0cm" fo:margin-top="0.397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64" style:family="paragraph" style:parent-style-name="Preformatted_20_Text">
      <style:paragraph-properties fo:margin-left="0cm" fo:margin-right="0cm" fo:margin-top="0.397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fo:letter-spacing="normal"/>
    </style:style>
    <style:style style:name="P65" style:family="paragraph" style:parent-style-name="Preformatted_20_Text">
      <style:paragraph-properties fo:margin-left="0cm" fo:margin-right="0cm" fo:margin-top="0.397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style:font-name="Consolas" fo:font-size="10.5pt" fo:letter-spacing="normal" fo:font-style="normal" fo:font-weight="normal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  <style:text-properties fo:font-variant="normal" fo:text-transform="none" fo:color="#000000" fo:letter-spacing="normal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.529cm" fo:border="0.06pt dotted #778855"/>
    </style:style>
    <style:style style:name="P69" style:family="paragraph" style:parent-style-name="Heading_20_1">
      <style:text-properties fo:font-variant="normal" fo:text-transform="none" fo:color="#000000" fo:letter-spacing="normal" officeooo:rsid="000f7177" officeooo:paragraph-rsid="000f7177"/>
    </style:style>
    <style:style style:name="P70" style:family="paragraph" style:parent-style-name="Heading_20_1">
      <style:text-properties officeooo:paragraph-rsid="000f7177"/>
    </style:style>
    <style:style style:name="P71" style:family="paragraph" style:parent-style-name="Heading_20_1">
      <style:paragraph-properties fo:margin-left="0.661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3" style:family="paragraph" style:parent-style-name="Table_20_Contents">
      <style:paragraph-properties fo:margin-top="0cm" fo:margin-bottom="0cm" loext:contextual-spacing="false"/>
    </style:style>
    <style:style style:name="P74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ffff"/>
    </style:style>
    <style:style style:name="T1" style:family="text">
      <style:text-properties officeooo:rsid="00090e05"/>
    </style:style>
    <style:style style:name="T2" style:family="text">
      <style:text-properties fo:font-size="13.5pt" fo:font-style="normal" fo:font-weight="bold"/>
    </style:style>
    <style:style style:name="T3" style:family="text">
      <style:text-properties fo:font-size="13.5pt" fo:font-style="normal" fo:font-weight="bold" style:font-name-asian="PingFangSC-Regular" style:font-size-asian="10.5pt" style:font-style-asian="normal" style:font-weight-asian="normal"/>
    </style:style>
    <style:style style:name="T4" style:family="text">
      <style:text-properties style:font-size-asian="13.5pt" style:font-style-asian="normal" style:font-weight-asian="bold"/>
    </style:style>
    <style:style style:name="T5" style:family="text">
      <style:text-properties style:font-name="PingFangSC-Regular" fo:font-size="10.5pt" fo:font-style="normal" fo:font-weight="normal"/>
    </style:style>
    <style:style style:name="T6" style:family="text">
      <style:text-properties style:font-name="PingFangSC-Regular" fo:font-size="10.5pt" fo:font-style="normal" fo:font-weight="normal" style:font-name-asian="PingFangSC-Regular" style:font-size-asian="10.5pt" style:font-style-asian="normal" style:font-weight-asian="normal"/>
    </style:style>
    <style:style style:name="T7" style:family="text">
      <style:text-properties style:font-name="PingFangSC-Regular" fo:font-size="16pt" fo:font-style="normal" fo:font-weight="normal" style:font-size-asian="16pt" style:font-size-complex="16pt"/>
    </style:style>
    <style:style style:name="T8" style:family="text">
      <style:text-properties style:font-name="PingFangSC-Regular" fo:font-size="16pt" fo:font-style="italic" fo:font-weight="normal" style:font-size-asian="16pt" style:font-size-complex="16pt" loext:padding="0cm" loext:border="none"/>
    </style:style>
    <style:style style:name="T9" style:family="text">
      <style:text-properties style:font-name="PingFangSC-Regular" fo:font-size="13.5pt" fo:font-style="normal" fo:font-weight="bold"/>
    </style:style>
    <style:style style:name="T10" style:family="text">
      <style:text-properties style:font-name-asian="PingFangSC-Regular" style:font-size-asian="10.5pt" style:font-style-asian="normal" style:font-weight-asian="normal"/>
    </style:style>
    <style:style style:name="T11" style:family="text">
      <style:text-properties officeooo:rsid="000ca0fd" style:font-name-asian="PingFangSC-Regular" style:font-size-asian="10.5pt" style:font-style-asian="normal" style:font-weight-asian="normal"/>
    </style:style>
    <style:style style:name="T12" style:family="text">
      <style:text-properties style:font-name-asian="PingFangSC-Regular" style:font-size-asian="10.5pt" style:font-weight-asian="normal"/>
    </style:style>
    <style:style style:name="T13" style:family="text">
      <style:text-properties officeooo:rsid="000c5977" style:font-name-asian="PingFangSC-Regular" style:font-size-asian="10.5pt" style:font-weight-asian="normal"/>
    </style:style>
    <style:style style:name="T14" style:family="text">
      <style:text-properties style:font-name-asian="PingFangSC-Regular" style:font-size-asian="13.5pt" style:font-style-asian="normal" style:font-weight-asian="bold"/>
    </style:style>
    <style:style style:name="T15" style:family="text">
      <style:text-properties fo:font-variant="normal" fo:text-transform="none" fo:color="#0000dd" style:font-name="Consolas1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0000dd" fo:letter-spacing="normal" style:font-name-asian="Consolas1" style:font-size-asian="10.5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style:font-name-asian="PingFangSC-Regular" style:font-size-asian="10.5pt" style:font-style-asian="normal" style:font-weight-asian="normal"/>
    </style:style>
    <style:style style:name="T18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style:font-name-asian="PingFangSC-Regular" style:font-size-asian="12pt" style:font-style-asian="normal" style:font-weight-asian="bold"/>
    </style:style>
    <style:style style:name="T19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20" style:family="text">
      <style:text-properties fo:font-variant="normal" fo:text-transform="none" fo:color="#000000" style:font-name="Consolas" fo:font-size="10.5pt" fo:letter-spacing="normal" fo:font-style="normal" fo:font-weight="normal" style:font-name-asian="PingFangSC-Regular" style:font-size-asian="13.5pt" style:font-style-asian="normal" style:font-weight-asian="bold" loext:padding="0cm" loext:border="none"/>
    </style:style>
    <style:style style:name="T21" style:family="text">
      <style:text-properties fo:font-variant="normal" fo:text-transform="none" fo:color="#000000" fo:font-size="21pt" fo:letter-spacing="normal" fo:font-style="normal" fo:font-weight="normal" officeooo:rsid="00090e05" style:font-size-asian="13.5pt" style:font-style-asian="normal" style:font-weight-asian="bold" loext:padding="0cm" loext:border="none"/>
    </style:style>
    <style:style style:name="T22" style:family="text">
      <style:text-properties fo:font-variant="normal" fo:text-transform="none" fo:color="#000000" fo:font-size="21pt" fo:letter-spacing="normal" fo:font-style="normal" fo:font-weight="normal" officeooo:rsid="000ca0fd" style:font-size-asian="13.5pt" style:font-style-asian="normal" style:font-weight-asian="bold" loext:padding="0cm" loext:border="none"/>
    </style:style>
    <style:style style:name="T23" style:family="text">
      <style:text-properties fo:font-variant="normal" fo:text-transform="none" fo:color="#000000" fo:font-size="21pt" fo:letter-spacing="normal" fo:font-style="normal" fo:font-weight="normal" style:font-name-asian="PingFangSC-Regular" style:font-size-asian="13.5pt" style:font-style-asian="normal" style:font-weight-asian="bold" loext:padding="0cm" loext:border="none"/>
    </style:style>
    <style:style style:name="T24" style:family="text">
      <style:text-properties fo:font-variant="normal" fo:text-transform="none" fo:color="#000000" fo:letter-spacing="normal" officeooo:rsid="00090e05" style:font-size-asian="21pt" style:font-style-asian="normal" style:font-weight-asian="normal" loext:padding="0cm" loext:border="none"/>
    </style:style>
    <style:style style:name="T25" style:family="text">
      <style:text-properties fo:font-variant="normal" fo:text-transform="none" fo:color="#000000" fo:letter-spacing="normal" officeooo:rsid="000ca0fd" style:font-size-asian="21pt" style:font-style-asian="normal" style:font-weight-asian="normal" loext:padding="0cm" loext:border="none"/>
    </style:style>
    <style:style style:name="T26" style:family="text">
      <style:text-properties fo:font-variant="normal" fo:text-transform="none" fo:color="#000000" fo:letter-spacing="normal" style:font-name-asian="PingFangSC-Regular" style:font-size-asian="10.5pt" style:font-style-asian="normal" style:font-weight-asian="normal"/>
    </style:style>
    <style:style style:name="T27" style:family="text">
      <style:text-properties fo:font-variant="normal" fo:text-transform="none" fo:color="#000000" fo:letter-spacing="normal" style:font-name-asian="PingFangSC-Regular" style:font-size-asian="10.5pt" style:font-style-asian="normal" style:font-weight-asian="normal" loext:padding="0cm" loext:border="none"/>
    </style:style>
    <style:style style:name="T28" style:family="text">
      <style:text-properties fo:font-variant="normal" fo:text-transform="none" fo:color="#000000" fo:letter-spacing="normal" style:font-name-asian="PingFangSC-Regular" style:font-size-asian="10.5pt" style:font-style-asian="normal" style:font-weight-asian="bold" loext:padding="0cm" loext:border="none"/>
    </style:style>
    <style:style style:name="T29" style:family="text">
      <style:text-properties fo:font-variant="normal" fo:text-transform="none" fo:color="#000000" fo:letter-spacing="normal" style:font-name-asian="PingFangSC-Regular" style:font-size-asian="21pt" style:font-style-asian="normal" style:font-weight-asian="normal" loext:padding="0cm" loext:border="none"/>
    </style:style>
    <style:style style:name="T30" style:family="text">
      <style:text-properties fo:font-variant="normal" fo:text-transform="none" fo:color="#000000" fo:letter-spacing="normal" style:font-name-asian="PingFangSC-Regular" style:font-size-asian="12pt" style:font-style-asian="normal" style:font-weight-asian="bold" loext:padding="0cm" loext:border="none"/>
    </style:style>
    <style:style style:name="T31" style:family="text">
      <style:text-properties fo:font-variant="normal" fo:text-transform="none" fo:color="#000000" style:font-name="PingFangSC-Regular" fo:font-size="10.5pt" fo:letter-spacing="normal" fo:font-style="normal" fo:font-weight="normal"/>
    </style:style>
    <style:style style:name="T32" style:family="text">
      <style:text-properties fo:font-variant="normal" fo:text-transform="none" fo:color="#000000" style:font-name="PingFangSC-Regular" fo:font-size="10.5pt" fo:letter-spacing="normal" fo:font-style="normal" fo:font-weight="normal" style:font-name-asian="PingFangSC-Regular" style:font-size-asian="10.5pt" style:font-style-asian="normal" style:font-weight-asian="normal"/>
    </style:style>
    <style:style style:name="T33" style:family="text">
      <style:text-properties fo:font-variant="normal" fo:text-transform="none" fo:color="#000000" style:font-name="PingFangSC-Regular" fo:font-size="10.5pt" fo:letter-spacing="normal" fo:font-style="normal" fo:font-weight="normal" style:font-name-asian="PingFangSC-Regular" style:font-size-asian="13.5pt" style:font-style-asian="normal" style:font-weight-asian="bold" loext:padding="0cm" loext:border="none"/>
    </style:style>
    <style:style style:name="T34" style:family="text">
      <style:text-properties fo:font-variant="normal" fo:text-transform="none" fo:color="#000000" style:font-name="PingFangSC-Regular" fo:font-size="10.5pt" fo:letter-spacing="normal" fo:font-style="normal" fo:font-weight="normal" style:font-size-asian="13.5pt" style:font-style-asian="normal" style:font-weight-asian="bold" loext:padding="0cm" loext:border="none"/>
    </style:style>
    <style:style style:name="T35" style:family="text">
      <style:text-properties fo:font-variant="normal" fo:text-transform="none" fo:color="#000000" style:font-name="PingFangSC-Regular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PingFangSC-Regular" fo:font-size="10.5pt" fo:letter-spacing="normal" fo:font-style="normal" fo:font-weight="bold" loext:padding="0cm" loext:border="none"/>
    </style:style>
    <style:style style:name="T37" style:family="text">
      <style:text-properties fo:font-variant="normal" fo:text-transform="none" fo:color="#000000" style:font-name="PingFangSC-Regular" fo:font-size="10.5pt" fo:letter-spacing="normal" fo:font-style="normal" fo:font-weight="bold" style:font-name-asian="PingFangSC-Regular" style:font-size-asian="13.5pt" style:font-weight-asian="bold" loext:padding="0cm" loext:border="none"/>
    </style:style>
    <style:style style:name="T38" style:family="text">
      <style:text-properties fo:font-variant="normal" fo:text-transform="none" fo:color="#000000" fo:font-size="13.5pt" fo:letter-spacing="normal" fo:font-style="normal" officeooo:rsid="000ca0fd" style:font-size-asian="21pt" style:font-style-asian="normal" style:font-weight-asian="normal" loext:padding="0cm" loext:border="none"/>
    </style:style>
    <style:style style:name="T39" style:family="text">
      <style:text-properties fo:font-variant="normal" fo:text-transform="none" fo:color="#dd0000" style:font-name="Consolas" fo:font-size="10.5pt" fo:letter-spacing="normal" fo:font-style="normal" fo:font-weight="normal" loext:padding="0cm" loext:border="none"/>
    </style:style>
    <style:style style:name="T40" style:family="text">
      <style:text-properties fo:font-variant="normal" fo:text-transform="none" style:font-name="PingFangSC-Regular" fo:font-size="10.5pt" fo:letter-spacing="normal" fo:font-style="normal" fo:font-weight="normal"/>
    </style:style>
    <style:style style:name="T41" style:family="text">
      <style:text-properties fo:font-variant="normal" fo:text-transform="none" fo:color="#3f3f3f" fo:font-size="13.5pt" fo:letter-spacing="normal" fo:font-style="normal" fo:font-weight="bold"/>
    </style:style>
    <style:style style:name="T42" style:family="text">
      <style:text-properties fo:font-variant="normal" fo:text-transform="none" fo:color="#3f3f3f" fo:font-size="13.5pt" fo:letter-spacing="normal" fo:font-style="normal" fo:font-weight="bold" loext:padding="0cm" loext:border="none"/>
    </style:style>
    <style:style style:name="T43" style:family="text">
      <style:text-properties fo:font-variant="normal" fo:text-transform="none" fo:color="#3f3f3f" fo:font-size="13.5pt" fo:letter-spacing="normal" fo:font-style="normal" fo:font-weight="bold" style:font-size-asian="13.5pt" style:font-style-asian="normal" style:font-weight-asian="bold" loext:padding="0cm" loext:border="none"/>
    </style:style>
    <style:style style:name="T44" style:family="text">
      <style:text-properties fo:font-variant="normal" fo:text-transform="none" fo:color="#3f3f3f" fo:font-size="13.5pt" fo:letter-spacing="normal" fo:font-style="normal" fo:font-weight="bold" officeooo:rsid="00090e05" style:font-size-asian="13.5pt" style:font-style-asian="normal" style:font-weight-asian="bold" loext:padding="0cm" loext:border="none"/>
    </style:style>
    <style:style style:name="T45" style:family="text">
      <style:text-properties fo:font-variant="normal" fo:text-transform="none" fo:color="#3f3f3f" fo:font-size="13.5pt" fo:letter-spacing="normal" fo:font-style="normal" fo:font-weight="bold" officeooo:rsid="000be34e" style:font-size-asian="13.5pt" style:font-style-asian="normal" style:font-weight-asian="bold" loext:padding="0cm" loext:border="none"/>
    </style:style>
    <style:style style:name="T46" style:family="text">
      <style:text-properties fo:font-variant="normal" fo:text-transform="none" fo:color="#3f3f3f" fo:font-size="13.5pt" fo:letter-spacing="normal" fo:font-style="normal" fo:font-weight="bold" officeooo:rsid="000ca0fd" style:font-size-asian="13.5pt" style:font-style-asian="normal" style:font-weight-asian="bold" loext:padding="0cm" loext:border="none"/>
    </style:style>
    <style:style style:name="T47" style:family="text">
      <style:text-properties fo:font-variant="normal" fo:text-transform="none" fo:color="#3f3f3f" fo:font-size="13.5pt" fo:letter-spacing="normal" fo:font-style="normal" fo:font-weight="bold" officeooo:rsid="000ca0fd" style:font-size-asian="13.5pt" style:font-style-asian="normal" loext:padding="0cm" loext:border="none"/>
    </style:style>
    <style:style style:name="T48" style:family="text">
      <style:text-properties fo:font-variant="normal" fo:text-transform="none" fo:color="#3f3f3f" fo:font-size="13.5pt" fo:letter-spacing="normal" fo:font-style="normal" fo:font-weight="bold" style:font-name-asian="PingFangSC-Regular" style:font-size-asian="13.5pt" style:font-style-asian="normal" style:font-weight-asian="bold" loext:padding="0cm" loext:border="none"/>
    </style:style>
    <style:style style:name="T49" style:family="text">
      <style:text-properties fo:font-variant="normal" fo:text-transform="none" fo:color="#3f3f3f" fo:font-size="13.5pt" fo:letter-spacing="normal" fo:font-style="normal" fo:font-weight="bold" style:font-name-asian="PingFangSC-Regular" style:font-size-asian="13.5pt" style:font-style-asian="normal" loext:padding="0cm" loext:border="none"/>
    </style:style>
    <style:style style:name="T50" style:family="text">
      <style:text-properties fo:font-variant="normal" fo:text-transform="none" fo:color="#3f3f3f" fo:font-size="13.5pt" fo:letter-spacing="normal" fo:font-style="normal" officeooo:rsid="000ca0fd" style:font-size-asian="13.5pt" style:font-style-asian="normal" style:font-weight-asian="bold" loext:padding="0cm" loext:border="none"/>
    </style:style>
    <style:style style:name="T51" style:family="text">
      <style:text-properties fo:font-variant="normal" fo:text-transform="none" fo:color="#3f3f3f" fo:font-size="13.5pt" fo:letter-spacing="normal" fo:font-style="normal" officeooo:rsid="000f7177" style:font-size-asian="13.5pt" style:font-style-asian="normal" style:font-weight-asian="bold" loext:padding="0cm" loext:border="none"/>
    </style:style>
    <style:style style:name="T52" style:family="text">
      <style:text-properties fo:font-variant="normal" fo:text-transform="none" fo:color="#3f3f3f" fo:font-size="13.5pt" fo:letter-spacing="normal" fo:font-style="normal" officeooo:rsid="000ca0fd" style:font-name-asian="PingFangSC-Regular" style:font-size-asian="13.5pt" style:font-style-asian="normal" style:font-weight-asian="bold" loext:padding="0cm" loext:border="none"/>
    </style:style>
    <style:style style:name="T53" style:family="text">
      <style:text-properties fo:font-variant="normal" fo:text-transform="none" fo:color="#3f3f3f" fo:letter-spacing="normal" style:font-size-asian="13.5pt" style:font-style-asian="normal" style:font-weight-asian="bold"/>
    </style:style>
    <style:style style:name="T54" style:family="text">
      <style:text-properties fo:font-variant="normal" fo:text-transform="none" fo:color="#3f3f3f" fo:letter-spacing="normal" style:font-size-asian="13.5pt" style:font-style-asian="normal" style:font-weight-asian="bold" loext:padding="0cm" loext:border="none"/>
    </style:style>
    <style:style style:name="T55" style:family="text">
      <style:text-properties fo:font-variant="normal" fo:text-transform="none" fo:color="#3f3f3f" fo:letter-spacing="normal" officeooo:rsid="00090e05" style:font-size-asian="13.5pt" style:font-style-asian="normal" style:font-weight-asian="bold" loext:padding="0cm" loext:border="none"/>
    </style:style>
    <style:style style:name="T56" style:family="text">
      <style:text-properties fo:font-variant="normal" fo:text-transform="none" fo:color="#3f3f3f" fo:letter-spacing="normal" officeooo:rsid="000be34e" style:font-size-asian="13.5pt" style:font-style-asian="normal" style:font-weight-asian="bold" loext:padding="0cm" loext:border="none"/>
    </style:style>
    <style:style style:name="T57" style:family="text">
      <style:text-properties fo:font-variant="normal" fo:text-transform="none" fo:color="#3f3f3f" fo:letter-spacing="normal" officeooo:rsid="000c5977" style:font-size-asian="13.5pt" style:font-style-asian="normal" style:font-weight-asian="bold" loext:padding="0cm" loext:border="none"/>
    </style:style>
    <style:style style:name="T58" style:family="text">
      <style:text-properties fo:font-variant="normal" fo:text-transform="none" fo:color="#3f3f3f" fo:letter-spacing="normal" officeooo:rsid="000ca0fd" style:font-size-asian="13.5pt" style:font-style-asian="normal" style:font-weight-asian="bold" loext:padding="0cm" loext:border="none"/>
    </style:style>
    <style:style style:name="T59" style:family="text">
      <style:text-properties fo:font-variant="normal" fo:text-transform="none" fo:color="#3f3f3f" fo:letter-spacing="normal" style:font-name-asian="PingFangSC-Regular" style:font-size-asian="13.5pt" style:font-style-asian="normal" style:font-weight-asian="bold" loext:padding="0cm" loext:border="none"/>
    </style:style>
    <style:style style:name="T60" style:family="text">
      <style:text-properties fo:font-variant="normal" fo:text-transform="none" fo:color="#3f3f3f" fo:letter-spacing="normal" officeooo:rsid="0012291e" style:font-name-asian="PingFangSC-Regular" style:font-size-asian="13.5pt" style:font-style-asian="normal" style:font-weight-asian="bold" loext:padding="0cm" loext:border="none"/>
    </style:style>
    <style:style style:name="T61" style:family="text">
      <style:text-properties fo:font-variant="normal" fo:text-transform="none" fo:color="#3f3f3f" fo:letter-spacing="normal" officeooo:rsid="001420ef" style:font-name-asian="PingFangSC-Regular" style:font-size-asian="13.5pt" style:font-style-asian="normal" style:font-weight-asian="bold" loext:padding="0cm" loext:border="none"/>
    </style:style>
    <style:style style:name="T62" style:family="text">
      <style:text-properties fo:font-variant="normal" fo:text-transform="none" fo:color="#3f3f3f" style:font-name="Liberation Serif" fo:font-size="18pt" fo:letter-spacing="normal" officeooo:rsid="000be34e" style:font-name-asian="Noto Sans CJK SC Regular" style:font-size-asian="13.5pt" style:font-style-asian="normal" style:font-name-complex="Noto Sans CJK SC Regular" style:font-size-complex="18pt" loext:padding="0cm" loext:border="none"/>
    </style:style>
    <style:style style:name="T63" style:family="text">
      <style:text-properties fo:font-variant="normal" fo:text-transform="none" fo:color="#3f3f3f" style:font-name="Liberation Serif" fo:font-size="13.5pt" fo:letter-spacing="normal" fo:font-style="normal" fo:font-weight="bold" officeooo:rsid="000be34e" style:font-name-asian="PingFangSC-Regular" style:font-size-asian="10.5pt" style:font-style-asian="normal" style:font-weight-asian="normal" style:font-name-complex="Noto Sans CJK SC Regular" style:font-size-complex="18pt" style:font-weight-complex="bold"/>
    </style:style>
    <style:style style:name="T64" style:family="text">
      <style:text-properties fo:font-variant="normal" fo:text-transform="none" fo:color="#3f3f3f" style:font-name="PingFangSC-Regular" fo:font-size="13.5pt" fo:letter-spacing="normal" fo:font-style="normal" fo:font-weight="bold" officeooo:rsid="000ca0fd" style:font-size-asian="13.5pt" style:font-style-asian="normal" loext:padding="0cm" loext:border="none"/>
    </style:style>
    <style:style style:name="T65" style:family="text">
      <style:text-properties fo:font-variant="normal" fo:text-transform="none" fo:color="#3f3f3f" style:font-name="PingFangSC-Regular" fo:font-size="13.5pt" fo:letter-spacing="normal" fo:font-style="normal" fo:font-weight="bold" loext:padding="0cm" loext:border="none"/>
    </style:style>
    <style:style style:name="T66" style:family="text">
      <style:text-properties fo:font-variant="normal" fo:text-transform="none" fo:color="#3f3f3f" style:font-name="PingFangSC-Regular" fo:font-size="13.5pt" fo:letter-spacing="normal" fo:font-style="normal" fo:font-weight="bold" style:font-name-asian="PingFangSC-Regular" style:font-size-asian="13.5pt" style:font-style-asian="normal" style:font-weight-asian="bold" loext:padding="0cm" loext:border="none"/>
    </style:style>
    <style:style style:name="T67" style:family="text">
      <style:text-properties fo:font-variant="normal" fo:text-transform="none" fo:color="#3f3f3f" style:font-name="PingFangSC-Regular" fo:font-size="13.5pt" fo:letter-spacing="normal" fo:font-style="normal" fo:font-weight="bold" style:font-name-asian="PingFangSC-Regular" style:font-size-asian="13.5pt" style:font-style-asian="normal" loext:padding="0cm" loext:border="none"/>
    </style:style>
    <style:style style:name="T68" style:family="text">
      <style:text-properties fo:font-variant="normal" fo:text-transform="none" fo:color="#ff3333" style:font-name="Consolas1" fo:font-size="10.5pt" fo:letter-spacing="normal" fo:font-style="normal" fo:font-weight="normal" loext:padding="0cm" loext:border="none"/>
    </style:style>
    <style:style style:name="T69" style:family="text">
      <style:text-properties fo:font-variant="normal" fo:text-transform="none" fo:color="#ff3333" fo:font-size="13.5pt" fo:letter-spacing="normal" fo:font-style="normal" fo:font-weight="bold" officeooo:rsid="000ca0fd" style:font-size-asian="13.5pt" style:font-style-asian="normal" style:font-weight-asian="bold" loext:padding="0cm" loext:border="none"/>
    </style:style>
    <style:style style:name="T70" style:family="text">
      <style:text-properties fo:font-variant="normal" fo:text-transform="none" fo:color="#ff3333" fo:font-size="13.5pt" fo:letter-spacing="normal" fo:font-style="normal" officeooo:rsid="000ca0fd" style:font-size-asian="13.5pt" style:font-style-asian="normal" style:font-weight-asian="bold" loext:padding="0cm" loext:border="none"/>
    </style:style>
    <style:style style:name="T71" style:family="text">
      <style:text-properties fo:font-variant="normal" fo:text-transform="none" fo:color="#ff9955" fo:letter-spacing="normal" style:font-name-asian="PingFangSC-Regular" style:font-size-asian="10.5pt" style:font-style-asian="normal" style:font-weight-asian="bold" loext:padding="0cm" loext:border="none"/>
    </style:style>
    <style:style style:name="T72" style:family="text">
      <style:text-properties style:font-name="Consolas" fo:font-size="10.5pt" fo:font-style="normal" fo:font-weight="normal"/>
    </style:style>
    <style:style style:name="T73" style:family="text">
      <style:text-properties fo:color="#dd0000" loext:padding="0cm" loext:border="none"/>
    </style:style>
    <style:style style:name="T74" style:family="text">
      <style:text-properties style:text-line-through-style="none" style:text-line-through-type="none" fo:font-size="13.5pt" fo:font-style="normal" style:text-underline-style="none" fo:font-weight="bold" style:text-blinking="false" style:font-name-asian="PingFangSC-Regular" style:font-size-asian="12pt" style:font-style-asian="normal" style:font-weight-asian="bold"/>
    </style:style>
    <style:style style:name="T75" style:family="text">
      <style:text-properties style:text-line-through-style="none" style:text-line-through-type="none" fo:font-size="10.5pt" fo:font-style="normal" style:text-underline-style="none" fo:font-weight="normal" style:text-blinking="false" style:font-name-asian="PingFangSC-Regular" style:font-size-asian="13.5pt" style:font-style-asian="normal" style:font-weight-asian="bold"/>
    </style:style>
    <style:style style:name="T76" style:family="text">
      <style:text-properties fo:font-size="16pt" style:font-name-asian="PingFangSC-Regular" style:font-size-asian="16pt" style:font-style-asian="normal" style:font-weight-asian="normal" style:font-size-complex="16pt"/>
    </style:style>
    <style:style style:name="T77" style:family="text">
      <style:text-properties fo:font-size="16pt" officeooo:rsid="000c5977" style:font-name-asian="PingFangSC-Regular" style:font-size-asian="16pt" style:font-style-asian="normal" style:font-weight-asian="normal" style:font-size-complex="16pt"/>
    </style:style>
    <style:style style:name="T78" style:family="text">
      <style:text-properties fo:color="#ff3333" style:font-name="PingFangSC-Regular" fo:font-size="16pt" fo:font-style="normal" fo:font-weight="normal" style:font-size-asian="16pt" style:font-size-complex="16pt"/>
    </style:style>
    <style:style style:name="T79" style:family="text">
      <style:text-properties fo:color="#ff9955" style:font-name-asian="PingFangSC-Regular" style:font-size-asian="10.5pt" style:font-style-asian="normal" style:font-weight-asian="bold" loext:padding="0cm" loext:border="none"/>
    </style:style>
    <style:style style:name="T80" style:family="text">
      <style:text-properties fo:color="#ff9955" fo:font-size="17pt" style:font-name-asian="PingFangSC-Regular" style:font-size-asian="17pt" style:font-style-asian="normal" style:font-weight-asian="bold" style:font-size-complex="17pt" loext:padding="0cm" loext:border="none"/>
    </style:style>
    <style:style style:name="T81" style:family="text">
      <style:text-properties fo:font-size="21pt" fo:font-style="normal" fo:font-weight="normal"/>
    </style:style>
    <style:style style:name="T82" style:family="text">
      <style:text-properties style:font-size-asian="21pt" style:font-style-asian="normal" style:font-weight-asian="normal"/>
    </style:style>
    <style:style style:name="T83" style:family="text">
      <style:text-properties style:font-name-asian="Consolas" style:font-size-asian="10.5pt" style:font-style-asian="normal" style:font-weight-asian="normal"/>
    </style:style>
    <style:style style:name="T84" style:family="text">
      <style:text-properties officeooo:rsid="000c5977"/>
    </style:style>
    <style:style style:name="T85" style:family="text">
      <style:text-properties officeooo:rsid="000f7177"/>
    </style:style>
    <style:style style:name="T86" style:family="text">
      <style:text-properties officeooo:rsid="00111b2f"/>
    </style:style>
    <style:style style:name="T87" style:family="text">
      <style:text-properties fo:font-style="italic" loext:padding="0cm" loext:border="none"/>
    </style:style>
    <style:style style:name="T88" style:family="text">
      <style:text-properties officeooo:rsid="0012291e"/>
    </style:style>
    <style:style style:name="T89" style:family="text">
      <style:text-properties fo:color="#999999" style:font-name="Consolas" fo:font-size="10.5pt" fo:font-style="normal" fo:font-weight="normal" loext:padding="0cm" loext:border="none"/>
    </style:style>
    <style:style style:name="T90" style:family="text">
      <style:text-properties fo:color="#999999" style:font-name-asian="Consolas" style:font-size-asian="10.5pt" style:font-style-asian="normal" style:font-weight-asian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92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92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92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926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JavaScript 是脚本语言</text:p>
      <text:p text:style-name="P1">JavaScript 是一种轻量级的编程语言。</text:p>
      <text:p text:style-name="P1"/>
      <text:p text:style-name="P1">JavaScript 是可插入 HTML 页面的编程代码。</text:p>
      <text:p text:style-name="P1"/>
      <text:p text:style-name="P1">JavaScript 插入 HTML 页面后，可由所有的现代浏览器执行。</text:p>
      <text:p text:style-name="P1"/>
      <text:p text:style-name="P1">JavaScript 很容易学习。</text:p>
      <text:p text:style-name="P1"/>
      <text:p text:style-name="P1"/>
      <text:p text:style-name="P1">要学习的知识：</text:p>
      <text:p text:style-name="P1"><text:tab/>JavaScript：写入 HTML 输出</text:p>
      <text:p text:style-name="P1"><text:tab/>JavaScript：对事件作出反应</text:p>
      <text:p text:style-name="P1"><text:tab/>JavaScript：改变 HTML 内容</text:p>
      <text:p text:style-name="P1"><text:tab/>JavaScript：改变 HTML 图像</text:p>
      <text:p text:style-name="P1"><text:tab/>JavaScript：改变 HTML 样式</text:p>
      <text:p text:style-name="P1"><text:tab/>JavaScript：验证输入</text:p>
      <text:p text:style-name="P1"/>
      <text:p text:style-name="P1"/>
      <text:p text:style-name="P1">J<text:span text:style-name="T1">avaScript的使用</text:span></text:p>
      <text:p text:style-name="P1"/>
      <text:p text:style-name="P1"><text:tab/><text:span text:style-name="T1">HTML中的脚本必须位于&lt;script&gt;与&lt;/script&gt;标签之间。</text:span></text:p>
      <text:p text:style-name="P1"><text:tab/><text:span text:style-name="T1">脚本可被放置在HTML页面的&lt;body&gt;和&lt;head&gt;部分中。</text:span></text:p>
      <text:p text:style-name="P1"/>
      <text:p text:style-name="P2"><text:tab/><text:span text:style-name="T1">&lt;script&gt; 标签</text:span></text:p>
      <text:p text:style-name="P3">如需在 HTML 页面中插入 JavaScript，请使用 &lt;script&gt; 标签。</text:p>
      <text:p text:style-name="P3"/>
      <text:p text:style-name="P3">&lt;script&gt; 和 &lt;/script&gt; 会告诉 JavaScript 在何处开始和结束。</text:p>
      <text:p text:style-name="P3"/>
      <text:p text:style-name="P3">&lt;script&gt; 和 &lt;/script&gt; 之间的代码行包含了 JavaScript：</text:p>
      <text:p text:style-name="P3"/>
      <text:p text:style-name="P5">&lt;script&gt;</text:p>
      <text:p text:style-name="P5">alert("My First JavaScript");</text:p>
      <text:p text:style-name="P5">&lt;/script&gt;</text:p>
      <text:p text:style-name="P5"/>
      <text:p text:style-name="P6"><text:tab/>&lt;body&gt;中的JavaScript</text:p>
      <text:p text:style-name="P6"/>
      <text:p text:style-name="P6">实例</text:p>
      <text:p text:style-name="P5">&lt;!DOCTYPE html&gt;</text:p>
      <text:p text:style-name="P5">&lt;html&gt;</text:p>
      <text:p text:style-name="P5">&lt;body&gt;</text:p>
      <text:p text:style-name="P5">.</text:p>
      <text:p text:style-name="P5">.</text:p>
      <text:p text:style-name="P5">&lt;script&gt;</text:p>
      <text:p text:style-name="P5">document.write("&lt;h1&gt;This is a heading&lt;/h1&gt;");</text:p>
      <text:p text:style-name="P5">document.write("&lt;p&gt;This is a paragraph&lt;/p&gt;");</text:p>
      <text:p text:style-name="P5">&lt;/script&gt;</text:p>
      <text:p text:style-name="P5">.</text:p>
      <text:p text:style-name="P5">.</text:p>
      <text:p text:style-name="P5"><text:soft-page-break/>&lt;/body&gt;</text:p>
      <text:p text:style-name="P5">&lt;/html&gt;</text:p>
      <text:p text:style-name="P6"/>
      <text:p text:style-name="P6"/>
      <text:p text:style-name="P9">JavaScript 函数和事件</text:p>
      <text:p text:style-name="P6"/>
      <text:p text:style-name="P6"/>
      <text:p text:style-name="P6">通常，我们需要在某个事件发生时执行代码，比如当用户点击按钮时,鼠标指向等。</text:p>
      <text:p text:style-name="P6"/>
      <text:p text:style-name="P6">如果我们把 JavaScript 代码放入函数中，就可以在事件发生时调用该函数。</text:p>
      <text:p text:style-name="P6"/>
      <text:p text:style-name="P6"/>
      <text:p text:style-name="P8">&lt;head&gt; 或 &lt;body&gt; 中的 JavaScript</text:p>
      <text:p text:style-name="P7"/>
      <text:p text:style-name="P7">您可以在 HTML 文档中放入不限数量的脚本。</text:p>
      <text:p text:style-name="P7"/>
      <text:p text:style-name="P7">脚本可位于 HTML 的 &lt;body&gt; 或 &lt;head&gt; 部分中，或者同时存在于两个部分中。</text:p>
      <text:p text:style-name="P7"/>
      <text:p text:style-name="P7">通常的做法是把函数放入 &lt;head&gt; 部分中，或者放在页面底部。这样就可以把它们安置到同一处位置，不会干扰页面的内容。</text:p>
      <text:p text:style-name="P6"/>
      <text:p text:style-name="P6"/>
      <text:h text:style-name="P23" text:outline-level="2"><text:span text:style-name="T2">&lt;head&gt; </text:span><text:span text:style-name="T4">中的 </text:span><text:span text:style-name="T2">JavaScript </text:span><text:span text:style-name="T4">函数</text:span></text:h>
      <text:p text:style-name="P13"><text:span text:style-name="T10">在本例中，我们把一个 </text:span><text:span text:style-name="T5">JavaScript </text:span><text:span text:style-name="T10">函数放置到 </text:span><text:span text:style-name="T5">HTML </text:span><text:span text:style-name="T10">页面的 </text:span><text:span text:style-name="T5">&lt;head&gt; </text:span><text:span text:style-name="T10">部分。</text:span></text:p>
      <text:p text:style-name="P14">该函数会在点击按钮时被调用：</text:p>
      <text:p text:style-name="P6"/>
      <text:p text:style-name="P10"><text:span text:style-name="T1"><text:tab/></text:span><text:span text:style-name="T18">实例</text:span></text:p>
      <text:p text:style-name="P21">&lt;!DOCTYPE html&gt;</text:p>
      <text:p text:style-name="P24">&lt;html&gt;</text:p>
      <text:p text:style-name="P26"/>
      <text:p text:style-name="P24">&lt;head&gt;</text:p>
      <text:p text:style-name="P18"><text:span text:style-name="Source_20_Text"><text:span text:style-name="T15">&lt;script&gt;</text:span></text:span></text:p>
      <text:p text:style-name="P27"><text:span text:style-name="Source_20_Text"><text:span text:style-name="T15">function myFunction()</text:span></text:span></text:p>
      <text:p text:style-name="P27"><text:span text:style-name="Source_20_Text"><text:span text:style-name="T15">{</text:span></text:span></text:p>
      <text:p text:style-name="P27"><text:span text:style-name="Source_20_Text"><text:span text:style-name="T15">document.getElementById("demo").innerHTML="My First JavaScript Function";</text:span></text:span></text:p>
      <text:p text:style-name="P27"><text:span text:style-name="Source_20_Text"><text:span text:style-name="T15">}</text:span></text:span></text:p>
      <text:p text:style-name="P27"><text:span text:style-name="Source_20_Text"><text:span text:style-name="T15">&lt;/script&gt;</text:span></text:span></text:p>
      <text:p text:style-name="P24"><text:soft-page-break/>&lt;/head&gt;</text:p>
      <text:p text:style-name="P24">&lt;body&gt;</text:p>
      <text:p text:style-name="P24">&lt;h1&gt;My Web Page&lt;/h1&gt;</text:p>
      <text:p text:style-name="P24">&lt;p id="demo"&gt;A Paragraph&lt;/p&gt;</text:p>
      <text:p text:style-name="P18"><text:span text:style-name="T19">&lt;button type="button" </text:span><text:span text:style-name="T39">onclick="myFunction()"</text:span><text:span text:style-name="T19">&gt;Try it&lt;/button&gt;</text:span></text:p>
      <text:p text:style-name="P24">&lt;/body&gt;</text:p>
      <text:p text:style-name="P24">&lt;/html&gt;</text:p>
      <text:p text:style-name="P30"/>
      <text:h text:style-name="P23" text:outline-level="2"><text:span text:style-name="T74">&lt;body&gt; </text:span><text:span text:style-name="T75">中的 </text:span><text:span text:style-name="T74">JavaScript </text:span><text:span text:style-name="T75">函数</text:span></text:h>
      <text:p text:style-name="P13"><text:span text:style-name="T10">把一个 </text:span><text:span text:style-name="T5">JavaScript </text:span><text:span text:style-name="T10">函数放置到 </text:span><text:span text:style-name="T5">HTML </text:span><text:span text:style-name="T10">页面的 </text:span><text:span text:style-name="T5">&lt;body&gt; </text:span><text:span text:style-name="T10">部分。</text:span></text:p>
      <text:p text:style-name="P14">该函数会在点击按钮时被调用：</text:p>
      <text:h text:style-name="P20" text:outline-level="3">实例</text:h>
      <text:p text:style-name="P21">&lt;!DOCTYPE html&gt;</text:p>
      <text:p text:style-name="P24">&lt;html&gt;</text:p>
      <text:p text:style-name="P24">&lt;body&gt;</text:p>
      <text:p text:style-name="P26"/>
      <text:p text:style-name="P24">&lt;h1&gt;My Web Page&lt;/h1&gt;</text:p>
      <text:p text:style-name="P26"/>
      <text:p text:style-name="P24">&lt;p id="demo"&gt;A Paragraph&lt;/p&gt;</text:p>
      <text:p text:style-name="P26"/>
      <text:p text:style-name="P19">&lt;button type="button" <text:span text:style-name="T73">onclick="myFunction()"</text:span>&gt;Try it&lt;/button&gt;</text:p>
      <text:p text:style-name="P26"/>
      <text:p text:style-name="P18"><text:span text:style-name="Source_20_Text"><text:span text:style-name="T15">&lt;script&gt;</text:span></text:span></text:p>
      <text:p text:style-name="P27"><text:soft-page-break/><text:span text:style-name="Source_20_Text"><text:span text:style-name="T15">function myFunction()</text:span></text:span></text:p>
      <text:p text:style-name="P27"><text:span text:style-name="Source_20_Text"><text:span text:style-name="T15">{</text:span></text:span></text:p>
      <text:p text:style-name="P27"><text:span text:style-name="Source_20_Text"><text:span text:style-name="T15">document.getElementById("demo").innerHTML="My First JavaScript Function";</text:span></text:span></text:p>
      <text:p text:style-name="P27"><text:span text:style-name="Source_20_Text"><text:span text:style-name="T15">}</text:span></text:span></text:p>
      <text:p text:style-name="P27"><text:span text:style-name="Source_20_Text"><text:span text:style-name="T15">&lt;/script&gt;</text:span></text:span></text:p>
      <text:p text:style-name="P26"/>
      <text:p text:style-name="P24">&lt;/body&gt;</text:p>
      <text:p text:style-name="P24">&lt;/html&gt;</text:p>
      <text:p text:style-name="P30"/>
      <text:p text:style-name="P6"/>
      <text:h text:style-name="P23" text:outline-level="2"><text:span text:style-name="T4">外部的 </text:span><text:span text:style-name="T2">JavaScript</text:span></text:h>
      <text:p text:style-name="P14">也可以把脚本保存到外部文件中。外部文件通常包含被多个网页使用的代码。</text:p>
      <text:p text:style-name="P13"><text:span text:style-name="T10">外部 </text:span><text:span text:style-name="T5">JavaScript </text:span><text:span text:style-name="T10">文件的文件扩展名是</text:span><text:span text:style-name="T76"> </text:span><text:span text:style-name="T78">.js</text:span><text:span text:style-name="T10">。</text:span></text:p>
      <text:p text:style-name="P13"><text:span text:style-name="T10">如需使用外部文件，请在 </text:span><text:span text:style-name="T5">&lt;script&gt; </text:span><text:span text:style-name="T10">标签的 </text:span><text:span text:style-name="T5">"src" </text:span><text:span text:style-name="T10">属性中设置该 </text:span><text:span text:style-name="T5">.js </text:span><text:span text:style-name="T10">文件：</text:span></text:p>
      <text:h text:style-name="P20" text:outline-level="3">实例</text:h>
      <text:p text:style-name="P21">&lt;!DOCTYPE html&gt;</text:p>
      <text:p text:style-name="P24">&lt;html&gt;</text:p>
      <text:p text:style-name="P24">&lt;body&gt;</text:p>
      <text:p text:style-name="P24">&lt;script src="myScript.js"&gt;&lt;/script&gt;</text:p>
      <text:p text:style-name="P24">&lt;/body&gt;</text:p>
      <text:p text:style-name="P24">&lt;/html&gt;</text:p>
      <text:p text:style-name="P6"/>
      <text:p text:style-name="P10"><text:span text:style-name="T1"><text:tab/><text:tab/><text:tab/></text:span><text:span text:style-name="T17">在 </text:span><text:span text:style-name="T40">&lt;head&gt; </text:span><text:span text:style-name="T17">或 </text:span><text:span text:style-name="T40">&lt;body&gt; </text:span><text:span text:style-name="T17">中引用脚本文件都是可以的。实际运行效果与您在 </text:span><text:span text:style-name="T40">&lt;script&gt; </text:span><text:span text:style-name="T17">标签中编写脚本完全一致。</text:span></text:p>
      <text:p text:style-name="P17"><text:span text:style-name="T80">提示：</text:span><text:span text:style-name="T10">外部脚本不能包含 </text:span><text:span text:style-name="T5">&lt;script&gt; </text:span><text:span text:style-name="T10">标签。</text:span></text:p>
      <text:p text:style-name="P6"/>
      <text:h text:style-name="P29" text:outline-level="1"><text:soft-page-break/><text:span text:style-name="T81">JavaScript </text:span><text:span text:style-name="T82">输出</text:span></text:h>
      <text:p text:style-name="P6"/>
      <text:p text:style-name="P6"><text:span text:style-name="Strong_20_Emphasis"><text:span text:style-name="T42">JavaScript </text:span></text:span><text:span text:style-name="Strong_20_Emphasis"><text:span text:style-name="T54">通常用于操作 </text:span></text:span><text:span text:style-name="Strong_20_Emphasis"><text:span text:style-name="T42">HTML </text:span></text:span><text:span text:style-name="Strong_20_Emphasis"><text:span text:style-name="T54">元素。</text:span></text:span></text:p>
      <text:p text:style-name="P6"><text:span text:style-name="Strong_20_Emphasis"><text:span text:style-name="T54"/></text:span></text:p>
      <text:p text:style-name="P4"><text:span text:style-name="Strong_20_Emphasis"><text:span text:style-name="T62">1,</text:span></text:span><text:span text:style-name="Strong_20_Emphasis"><text:span text:style-name="T54">操作 </text:span></text:span><text:span text:style-name="Strong_20_Emphasis"><text:span text:style-name="T43">HTML </text:span></text:span><text:span text:style-name="Strong_20_Emphasis"><text:span text:style-name="T54">元素</text:span></text:span></text:p>
      <text:p text:style-name="P17"><text:span text:style-name="T10">如需从 </text:span><text:span text:style-name="T5">JavaScript </text:span><text:span text:style-name="T10">访问某个 </text:span><text:span text:style-name="T5">HTML </text:span><text:span text:style-name="T10">元素，您可以使用 </text:span><text:span text:style-name="T7">document.getElementById(</text:span><text:span text:style-name="T8">id</text:span><text:span text:style-name="T7">) </text:span><text:span text:style-name="T10">方法。</text:span></text:p>
      <text:p text:style-name="P13"><text:span text:style-name="T10">请使用 </text:span><text:span text:style-name="T5">"id" </text:span><text:span text:style-name="T10">属性来标识 </text:span><text:span text:style-name="T5">HTML </text:span><text:span text:style-name="T10">元素：</text:span></text:p>
      <text:p text:style-name="Text_20_body"><text:line-break/></text:p>
      <text:h text:style-name="Heading_20_2" text:outline-level="2"><text:span text:style-name="Strong_20_Emphasis"><text:span text:style-name="T56">2,</text:span></text:span><text:span text:style-name="Strong_20_Emphasis"><text:span text:style-name="T55">写到文档输出</text:span></text:span></text:h>
      <text:p text:style-name="P13"><text:span text:style-name="T10">下面的例子直接把 </text:span><text:span text:style-name="T5">&lt;p&gt; </text:span><text:span text:style-name="T10">元素写到 </text:span><text:span text:style-name="T5">HTML </text:span><text:span text:style-name="T10">文档输出中：</text:span></text:p>
      <text:h text:style-name="P20" text:outline-level="3">实例</text:h>
      <text:p text:style-name="P21">&lt;!DOCTYPE html&gt;</text:p>
      <text:p text:style-name="P24">&lt;html&gt;</text:p>
      <text:p text:style-name="P24">&lt;body&gt;</text:p>
      <text:p text:style-name="P26"/>
      <text:p text:style-name="P25"><text:span text:style-name="T72">&lt;h1&gt;</text:span><text:span text:style-name="T83">我的第一张网页</text:span><text:span text:style-name="T72">&lt;/h1&gt;</text:span></text:p>
      <text:p text:style-name="P26"/>
      <text:p text:style-name="P24">&lt;script&gt;</text:p>
      <text:p text:style-name="P18"><text:span text:style-name="Source_20_Text"><text:span text:style-name="T15">document.write("</text:span></text:span><text:span text:style-name="Source_20_Text"><text:span text:style-name="T68">&lt;p&gt;</text:span></text:span><text:span text:style-name="Source_20_Text"><text:span text:style-name="T16">我的第一段 </text:span></text:span><text:span text:style-name="Source_20_Text"><text:span text:style-name="T15">JavaScript</text:span></text:span><text:span text:style-name="Source_20_Text"><text:span text:style-name="T68">&lt;/p&gt;</text:span></text:span><text:span text:style-name="Source_20_Text"><text:span text:style-name="T15">");</text:span></text:span></text:p>
      <text:p text:style-name="P24">&lt;/script&gt;</text:p>
      <text:p text:style-name="P26"/>
      <text:p text:style-name="P24">&lt;/body&gt;</text:p>
      <text:p text:style-name="P24">&lt;/html&gt;</text:p>
      <text:p text:style-name="Text_20_body"><text:span text:style-name="Strong_20_Emphasis"><text:span text:style-name="T55"/></text:span></text:p>
      <text:h text:style-name="Heading_20_2" text:outline-level="2"><text:soft-page-break/><text:span text:style-name="Strong_20_Emphasis"><text:span text:style-name="T55">警告</text:span></text:span></text:h>
      <text:p text:style-name="P13"><text:span text:style-name="T10">请使用 </text:span><text:span text:style-name="T5">document.write() </text:span><text:span text:style-name="T10">仅仅向文档输出写内容。</text:span></text:p>
      <text:p text:style-name="P13"><text:span text:style-name="T10">如果在文档已完成加载后执行 </text:span><text:span text:style-name="T5">document.write</text:span><text:span text:style-name="T10">，整个 </text:span><text:span text:style-name="T5">HTML </text:span><text:span text:style-name="T10">页面将被覆盖：</text:span></text:p>
      <text:p text:style-name="Text_20_body"><text:line-break/></text:p>
      <text:p text:style-name="Text_20_body"><text:span text:style-name="Strong_20_Emphasis"><text:span text:style-name="T55"/></text:span></text:p>
      <text:h text:style-name="Heading_20_1" text:outline-level="1"><text:span text:style-name="Strong_20_Emphasis"><text:span text:style-name="T21">JavaScript </text:span></text:span><text:span text:style-name="Strong_20_Emphasis"><text:span text:style-name="T24">语句</text:span></text:span></text:h>
      <text:p text:style-name="Text_20_body"><text:span text:style-name="Strong_20_Emphasis"><text:span text:style-name="T55"><text:tab/><text:tab/></text:span></text:span><text:span text:style-name="T31">JavaScript </text:span><text:span text:style-name="T26">语句向浏览器发出的命令。语句的作用是告诉浏览器该做什么。</text:span></text:p>
      <text:p text:style-name="Text_20_body"><text:span text:style-name="Strong_20_Emphasis"><text:span text:style-name="T55"/></text:span></text:p>
      <text:p text:style-name="Text_20_body"><text:span text:style-name="Strong_20_Emphasis"><text:span text:style-name="T55"/></text:span></text:p>
      <text:p text:style-name="P11"><text:span text:style-name="Strong_20_Emphasis"><text:span text:style-name="T56">1,分号 </text:span></text:span><text:span text:style-name="Strong_20_Emphasis"><text:span text:style-name="T45">;</text:span></text:span></text:p>
      <text:p text:style-name="P13"><text:span text:style-name="T10">分号用于分隔 </text:span><text:span text:style-name="T5">JavaScript </text:span><text:span text:style-name="T10">语句。</text:span></text:p>
      <text:p text:style-name="P13"><text:span text:style-name="T10">通常我们在每条可执行的语句结尾添加分号。在 </text:span><text:span text:style-name="T5">JavaScript </text:span><text:span text:style-name="T10">中，用分号来结束语句是可选的。</text:span></text:p>
      <text:p text:style-name="P14"/>
      <text:h text:style-name="P15" text:outline-level="2"><text:span text:style-name="T3">2,JavaScript </text:span><text:span text:style-name="T14">代码</text:span></text:h>
      <text:p text:style-name="P13"><text:span text:style-name="T5">JavaScript </text:span><text:span text:style-name="T10">代码（或者只有 </text:span><text:span text:style-name="T5">JavaScript</text:span><text:span text:style-name="T10">）是 </text:span><text:span text:style-name="T5">JavaScript </text:span><text:span text:style-name="T10">语句的序列。</text:span></text:p>
      <text:p text:style-name="P14">浏览器会按照编写顺序来执行每条语句。</text:p>
      <text:p text:style-name="Text_20_body"><text:line-break/><text:span text:style-name="T63">3,</text:span><text:span text:style-name="T41">JavaScript </text:span><text:span text:style-name="T53">代码块</text:span></text:p>
      <text:p text:style-name="P13"><text:span text:style-name="T5">JavaScript </text:span><text:span text:style-name="T10">语句通过代码块的形式进行组合。</text:span></text:p>
      <text:p text:style-name="P14">块由左花括号开始，由右花括号结束。</text:p>
      <text:p text:style-name="P14">块的作用是使语句序列一起执行。</text:p>
      <text:p text:style-name="P13"><text:span text:style-name="T5">JavaScript </text:span><text:span text:style-name="T10">函数是将语句组合在块中的典型例子。</text:span></text:p>
      <text:p text:style-name="Text_20_body"><text:line-break/><text:span text:style-name="T84">4,</text:span><text:span text:style-name="T41">JavaScript </text:span><text:span text:style-name="T53">对大小写敏感。</text:span></text:p>
      <text:p text:style-name="P13"><text:span text:style-name="T5">JavaScript </text:span><text:span text:style-name="T10">对大小写是敏感的。</text:span></text:p>
      <text:p text:style-name="P14"/>
      <text:h text:style-name="P16" text:outline-level="2"><text:soft-page-break/><text:span text:style-name="T13">5,</text:span><text:span text:style-name="T12">空格</text:span></text:h>
      <text:p text:style-name="P13"><text:span text:style-name="T5">JavaScript </text:span><text:span text:style-name="T10">会忽略多余的空格。您可以向脚本添加空格，来提高其可读性。</text:span></text:p>
      <text:h text:style-name="P16" text:outline-level="2"><text:span text:style-name="T13">6,</text:span><text:span text:style-name="T12">对代码行进行折行</text:span></text:h>
      <text:p text:style-name="P14">您可以在文本字符串中使用反斜杠对代码行进行换行。</text:p>
      <text:p text:style-name="P14"/>
      <text:p text:style-name="P13"><text:span text:style-name="T79">提示：</text:span><text:span text:style-name="T6">JavaScript </text:span><text:span text:style-name="T10">是脚本语言。浏览器会在读取代码时，逐行地执行脚本代码。而对于传统编程来说，会在执行前对所有代码进行编译。</text:span></text:p>
      <text:p text:style-name="P13"><text:span text:style-name="T10"><text:tab/></text:span><text:span text:style-name="T77">打开网页是重上向下加载。</text:span></text:p>
      <text:p text:style-name="P32"/>
      <text:p text:style-name="P14"/>
      <text:h text:style-name="P22" text:outline-level="2"><text:span text:style-name="T2">JavaScript </text:span><text:span text:style-name="T4">注释</text:span></text:h>
      <text:p text:style-name="Text_20_body"><text:line-break/><text:tab/><text:span text:style-name="T26">单行注释以 </text:span><text:span text:style-name="T31">// </text:span><text:span text:style-name="T32">开头。</text:span></text:p>
      <text:p text:style-name="P43"><text:tab/>多行注释以 /* 开始，以 */ 结尾。</text:p>
      <text:p text:style-name="Text_20_body"><text:tab/><text:span text:style-name="T32"><text:tab/>在行末使用注释</text:span></text:p>
      <text:p text:style-name="Text_20_body"/>
      <text:h text:style-name="P28" text:outline-level="1"><text:span text:style-name="T81">JavaScript </text:span><text:span text:style-name="T82">变量</text:span></text:h>
      <text:p text:style-name="P12"><text:tab/><text:span text:style-name="T41">JavaScript </text:span><text:span text:style-name="T53">变量</text:span></text:p>
      <text:p text:style-name="P13"><text:span text:style-name="T10">与代数一样，</text:span><text:span text:style-name="T5">JavaScript </text:span><text:span text:style-name="T10">变量可用于存放值（比如 </text:span><text:span text:style-name="T5">x=2</text:span><text:span text:style-name="T10">）和表达式（比如 </text:span><text:span text:style-name="T5">z=x+y</text:span><text:span text:style-name="T10">）。</text:span></text:p>
      <text:p text:style-name="P13"><text:span text:style-name="T10">变量可以使用短名称（比如 </text:span><text:span text:style-name="T5">x </text:span><text:span text:style-name="T10">和 </text:span><text:span text:style-name="T5">y</text:span><text:span text:style-name="T10">），也可以使用描述性更好的名称（比如 </text:span><text:span text:style-name="T5">age, sum, totalvolume</text:span><text:span text:style-name="T10">）。</text:span></text:p>
      <text:list xml:id="list2760471524421451788" text:style-name="L1">
        <text:list-item>
          <text:p text:style-name="P35">变量必须以字母开头</text:p>
        </text:list-item>
        <text:list-item>
          <text:p text:style-name="P36"><text:span text:style-name="T10">变量也能以 </text:span><text:span text:style-name="T5">$ </text:span><text:span text:style-name="T10">和 </text:span><text:span text:style-name="T5">_ </text:span><text:span text:style-name="T10">符号开头（不过我们不推荐这么做）</text:span></text:p>
        </text:list-item>
        <text:list-item>
          <text:p text:style-name="P36"><text:span text:style-name="T10">变量名称对大小写敏感（</text:span><text:span text:style-name="T5">y </text:span><text:span text:style-name="T10">和 </text:span><text:span text:style-name="T5">Y </text:span><text:span text:style-name="T10">是不同的变量）</text:span></text:p>
        </text:list-item>
      </text:list>
      <text:p text:style-name="P17"><text:span text:style-name="T79">提示：</text:span><text:span text:style-name="T5">JavaScript </text:span><text:span text:style-name="T10">语句和 </text:span><text:span text:style-name="T5">JavaScript </text:span><text:span text:style-name="T10">变量都对大小写敏感。</text:span></text:p>
      <text:p text:style-name="P12"><text:line-break/></text:p>
      <text:h text:style-name="Heading_20_4" text:outline-level="4"><text:span text:style-name="Strong_20_Emphasis"><text:span text:style-name="T44"><text:s text:c="4"/>JavaScript </text:span></text:span><text:span text:style-name="Strong_20_Emphasis"><text:span text:style-name="T55">数据类型</text:span></text:span></text:h>
      <text:p text:style-name="Text_20_body"><text:span text:style-name="Strong_20_Emphasis"><text:span text:style-name="T55"><text:tab/></text:span></text:span><text:span text:style-name="Strong_20_Emphasis"><text:span text:style-name="T57">JavaScript 变量有很多种类型，但是现在，我们只关注数字和字符串。</text:span></text:span></text:p>
      <text:p text:style-name="Text_20_body"><text:soft-page-break/><text:span text:style-name="Strong_20_Emphasis"><text:span text:style-name="T57"><text:tab/>当你向变量分配文件值时，应该用双引号或单引包围这个值。</text:span></text:span></text:p>
      <text:p text:style-name="Text_20_body"><text:span text:style-name="Strong_20_Emphasis"><text:span text:style-name="T57"><text:tab/></text:span></text:span><text:span text:style-name="Strong_20_Emphasis"><text:span text:style-name="T58">当您向变量赋的值是数值时，不要使用引号，如果您用引号包围数值，该<text:tab/>值会被作为文件来处理。</text:span></text:span></text:p>
      <text:p text:style-name="Text_20_body"><text:span text:style-name="Strong_20_Emphasis"><text:span text:style-name="T58"/></text:span></text:p>
      <text:h text:style-name="Heading_20_2" text:outline-level="2"><text:span text:style-name="Strong_20_Emphasis"><text:span text:style-name="T58">声明（创建） </text:span></text:span><text:span text:style-name="Strong_20_Emphasis"><text:span text:style-name="T46">JavaScript </text:span></text:span><text:span text:style-name="Strong_20_Emphasis"><text:span text:style-name="T58">变量</text:span></text:span></text:h>
      <text:p text:style-name="P13"><text:span text:style-name="T10">在 </text:span><text:span text:style-name="T5">JavaScript </text:span><text:span text:style-name="T10">中创建变量通常称为“声明”变量。</text:span></text:p>
      <text:p text:style-name="P13"><text:span text:style-name="T10">我们使用</text:span><text:span text:style-name="T76"> </text:span><text:span text:style-name="T7">var</text:span><text:span text:style-name="T5"> </text:span><text:span text:style-name="T10">关键词来声明变量：</text:span></text:p>
      <text:p text:style-name="P13"><text:span text:style-name="T10"><text:s text:c="3"/></text:span><text:span text:style-name="T11">var carmane=”Volvo”;</text:span></text:p>
      <text:p text:style-name="P33"/>
      <text:h text:style-name="P51" text:outline-level="2">一条语句，多个变量</text:h>
      <text:p text:style-name="P33"/>
      <text:h text:style-name="Heading_20_2" text:outline-level="2"><text:span text:style-name="Strong_20_Emphasis"><text:span text:style-name="T46">JavaScript </text:span></text:span><text:span text:style-name="Strong_20_Emphasis"><text:span text:style-name="T58">算数</text:span></text:span></text:h>
      <text:p text:style-name="P13"><text:span text:style-name="T10">您可以通过 </text:span><text:span text:style-name="T5">JavaScript </text:span><text:span text:style-name="T10">变量来做算数，使用的是 </text:span><text:span text:style-name="T5">= </text:span><text:span text:style-name="T10">和 </text:span><text:span text:style-name="T5">+ </text:span><text:span text:style-name="T10">这类运算符：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h text:style-name="Heading_20_1" text:outline-level="1"><text:span text:style-name="Strong_20_Emphasis"><text:span text:style-name="T22">JavaScript </text:span></text:span><text:span text:style-name="Strong_20_Emphasis"><text:span text:style-name="T25">数据类型</text:span></text:span></text:h>
      <text:p text:style-name="Text_20_body"><text:span text:style-name="Strong_20_Emphasis"><text:span text:style-name="T58"><text:s text:c="7"/>字符串、数字、布尔、数组、对象、</text:span></text:span><text:span text:style-name="Strong_20_Emphasis"><text:span text:style-name="T47">Null</text:span></text:span><text:span text:style-name="Strong_20_Emphasis"><text:span text:style-name="T58">、</text:span></text:span><text:span text:style-name="Strong_20_Emphasis"><text:span text:style-name="T47">Undefined</text:span></text:span></text:p>
      <text:p text:style-name="Text_20_body"><text:span text:style-name="Strong_20_Emphasis"><text:span text:style-name="T50"/></text:span></text:p>
      <text:h text:style-name="Heading_20_2" text:outline-level="2"><text:span text:style-name="Strong_20_Emphasis"><text:span text:style-name="T69">JavaScript </text:span></text:span><text:span text:style-name="Strong_20_Emphasis"><text:span text:style-name="T70">对象</text:span></text:span></text:h>
      <text:p text:style-name="P13"><text:span text:style-name="T10">对象由花括号分隔。在括号内部，对象的属性以名称和值对的形式 </text:span><text:span text:style-name="T5">(name : value) </text:span><text:span text:style-name="T10">来定义。属性由逗号分隔：</text:span></text:p>
      <text:p text:style-name="P21">var person={firstname:"Bill", lastname:"Gates", id:5566};</text:p>
      <text:p text:style-name="P13"><text:span text:style-name="T10">上面例子中的对象 </text:span><text:span text:style-name="T5">(person) </text:span><text:span text:style-name="T10">有三个属性：</text:span><text:span text:style-name="T5">firstname</text:span><text:span text:style-name="T10">、</text:span><text:span text:style-name="T5">lastname </text:span><text:span text:style-name="T10">以及 </text:span><text:span text:style-name="T5">id</text:span><text:span text:style-name="T10">。</text:span></text:p>
      <text:p text:style-name="P14">空格和折行无关紧要。声明可横跨多行：</text:p>
      <text:p text:style-name="P21"><text:soft-page-break/>var person={</text:p>
      <text:p text:style-name="P24">firstname : "Bill",</text:p>
      <text:p text:style-name="P24">lastname <text:s/>: "Gates",</text:p>
      <text:p text:style-name="P24">id <text:s text:c="7"/>: <text:s/>5566</text:p>
      <text:p text:style-name="P24">};</text:p>
      <text:p text:style-name="P14">对象属性有两种寻址方式：</text:p>
      <text:h text:style-name="P20" text:outline-level="3">实例</text:h>
      <text:p text:style-name="P21">name=person.lastname;</text:p>
      <text:p text:style-name="P24">name=person["lastname"];</text:p>
      <text:p text:style-name="Text_20_body"><text:span text:style-name="Strong_20_Emphasis"><text:span text:style-name="T50"/></text:span></text:p>
      <text:p text:style-name="Text_20_body"><text:span text:style-name="Strong_20_Emphasis"><text:span text:style-name="T50"/></text:span></text:p>
      <text:p text:style-name="P44"><text:span text:style-name="Strong_20_Emphasis"><text:span text:style-name="T51">声明变量类型</text:span></text:span></text:p>
      <text:p text:style-name="P44"><text:span text:style-name="Strong_20_Emphasis"><text:span text:style-name="T51">当您声明新变量时，可以使用关键词 "new" 来声明其类型：</text:span></text:span></text:p>
      <text:p text:style-name="P44"><text:span text:style-name="Strong_20_Emphasis"><text:span text:style-name="T51"/></text:span></text:p>
      <text:p text:style-name="P44"><text:span text:style-name="Strong_20_Emphasis"><text:span text:style-name="T51">var carname=new String;</text:span></text:span></text:p>
      <text:p text:style-name="P44"><text:span text:style-name="Strong_20_Emphasis"><text:span text:style-name="T51">var x= <text:s text:c="5"/>new Number;</text:span></text:span></text:p>
      <text:p text:style-name="P44"><text:span text:style-name="Strong_20_Emphasis"><text:span text:style-name="T51">var y= <text:s text:c="5"/>new Boolean;</text:span></text:span></text:p>
      <text:p text:style-name="P44"><text:span text:style-name="Strong_20_Emphasis"><text:span text:style-name="T51">var cars= <text:s text:c="2"/>new Array;</text:span></text:span></text:p>
      <text:p text:style-name="P44"><text:span text:style-name="Strong_20_Emphasis"><text:span text:style-name="T51">var person= new Object;</text:span></text:span></text:p>
      <text:p text:style-name="P44"><text:span text:style-name="Strong_20_Emphasis"><text:span text:style-name="T51">JavaScript 变量均为对象。当您声明一个变量时，就创建了一个新的对象。</text:span></text:span></text:p>
      <text:p text:style-name="Text_20_body"/>
      <text:h text:style-name="P71" text:outline-level="1"><text:span text:style-name="Strong_20_Emphasis"><text:span text:style-name="T22">JavaScript </text:span></text:span><text:span text:style-name="Strong_20_Emphasis"><text:span text:style-name="T38">对象</text:span></text:span></text:h>
      <text:p text:style-name="Text_20_body"><text:span text:style-name="Strong_20_Emphasis"><text:span text:style-name="T50"/></text:span></text:p>
      <text:p text:style-name="P39"><text:soft-page-break/><text:span text:style-name="Strong_20_Emphasis"><text:span text:style-name="T64">JavaScript </text:span></text:span><text:span text:style-name="Strong_20_Emphasis"><text:span text:style-name="T52">中的所有事物都是对象：字符串、数字、数组、日期，等等。</text:span></text:span></text:p>
      <text:p text:style-name="P39"><text:span text:style-name="Strong_20_Emphasis"><text:span text:style-name="T59">在 </text:span></text:span><text:span text:style-name="Strong_20_Emphasis"><text:span text:style-name="T65">JavaScript </text:span></text:span><text:span text:style-name="Strong_20_Emphasis"><text:span text:style-name="T59">中，对象是拥有属性和方法的数据。</text:span></text:span></text:p>
      <text:p text:style-name="Text_20_body"><text:span text:style-name="Strong_20_Emphasis"><text:span text:style-name="T50"/></text:span></text:p>
      <text:h text:style-name="P52" text:outline-level="2"><text:span text:style-name="Strong_20_Emphasis"><text:span text:style-name="T50">属性和方法</text:span></text:span></text:h>
      <text:p text:style-name="P14">属性是与对象相关的值。</text:p>
      <text:p text:style-name="P14">方法是能够在对象上执行的动作。</text:p>
      <text:p text:style-name="Text_20_body"><text:span text:style-name="Strong_20_Emphasis"><text:span text:style-name="T50"/></text:span></text:p>
      <text:h text:style-name="P53" text:outline-level="2"><text:span text:style-name="T2">JavaScript </text:span><text:span text:style-name="T4">中的对象</text:span></text:h>
      <text:p text:style-name="P13"><text:span text:style-name="T10">在 </text:span><text:span text:style-name="T5">JavaScript </text:span><text:span text:style-name="T10">中，对象是数据（变量），拥有属性和方法。</text:span></text:p>
      <text:p text:style-name="P13"><text:span text:style-name="T10">当您像这样声明一个 </text:span><text:span text:style-name="T5">JavaScript </text:span><text:span text:style-name="T10">变量时：</text:span></text:p>
      <text:p text:style-name="P21">var txt = "Hello";</text:p>
      <text:p text:style-name="P13"><text:span text:style-name="T10">您实际上已经创建了一个 </text:span><text:span text:style-name="T5">JavaScript </text:span><text:span text:style-name="T10">字符串对象。字符串对象拥有内建的属性 </text:span><text:span text:style-name="T5">length</text:span><text:span text:style-name="T10">。对于上面的字符串来说，</text:span><text:span text:style-name="T5">length </text:span><text:span text:style-name="T10">的值是 </text:span><text:span text:style-name="T5">5</text:span><text:span text:style-name="T10">。字符串对象同时拥有若干个内建的方法。</text:span></text:p>
      <text:p text:style-name="P14">属性：</text:p>
      <text:p text:style-name="P21">txt.length=5</text:p>
      <text:p text:style-name="Text_20_body"/>
      <text:p text:style-name="P45">(python 只能这样表示txt变量的长度 len（txt） )</text:p>
      <text:p text:style-name="P45"/>
      <text:h text:style-name="P54" text:outline-level="2"><text:span text:style-name="T4">创建 </text:span><text:span text:style-name="T2">JavaScript </text:span><text:span text:style-name="T4">对象</text:span></text:h>
      <text:p text:style-name="P13"><text:span text:style-name="T5">JavaScript </text:span><text:span text:style-name="T10">中的几乎所有事务都是对象：字符串、数字、数组、日期、函数，等等。</text:span></text:p>
      <text:p text:style-name="P14">你也可以创建自己的对象。</text:p>
      <text:p text:style-name="P45"/>
      <text:p text:style-name="P45">Per<text:span text:style-name="T86">son=new Object();</text:span></text:p>
      <text:p text:style-name="P45"/>
      <text:p text:style-name="P45"/>
      <text:h text:style-name="P55" text:outline-level="2"><text:soft-page-break/>访问对象的属性</text:h>
      <text:p text:style-name="P14">访问对象属性的语法是：</text:p>
      <text:p text:style-name="P19"><text:span text:style-name="T87">objectName</text:span>.<text:span text:style-name="T87">propertyName</text:span></text:p>
      <text:p text:style-name="P13"><text:span text:style-name="T10">本例使用 </text:span><text:span text:style-name="T5">String </text:span><text:span text:style-name="T10">对象的 </text:span><text:span text:style-name="T5">length </text:span><text:span text:style-name="T10">属性来查找字符串的长度：</text:span></text:p>
      <text:p text:style-name="P21">var message="Hello World!";</text:p>
      <text:p text:style-name="P24">var x=message.length;</text:p>
      <text:p text:style-name="P45"/>
      <text:p text:style-name="P45"/>
      <text:h text:style-name="P69" text:outline-level="1"><text:span text:style-name="T81">JavaScript </text:span><text:span text:style-name="T82">函数</text:span></text:h>
      <text:p text:style-name="P45"/>
      <text:p text:style-name="P44"><text:span text:style-name="T85"><text:tab/><text:tab/></text:span><text:span text:style-name="Strong_20_Emphasis"><text:span text:style-name="T54">函数是由事件驱动的或者当它被调用时执行的可重复使用的代码块。</text:span></text:span></text:p>
      <text:p text:style-name="P44"><text:span text:style-name="Strong_20_Emphasis"><text:span text:style-name="T54"/></text:span></text:p>
      <text:h text:style-name="P56" text:outline-level="2"><text:span text:style-name="Strong_20_Emphasis"><text:span text:style-name="T43">JavaScript </text:span></text:span><text:span text:style-name="Strong_20_Emphasis"><text:span text:style-name="T54">函数语法</text:span></text:span></text:h>
      <text:p text:style-name="P13"><text:span text:style-name="T10">函数就是包裹在花括号中的代码块，前面使用了关键词 </text:span><text:span text:style-name="T78">function</text:span><text:span text:style-name="T10">：</text:span></text:p>
      <text:p text:style-name="P21">function functionname()</text:p>
      <text:p text:style-name="P24">{</text:p>
      <text:p text:style-name="P60">这里是要执行的代码</text:p>
      <text:p text:style-name="P24">}</text:p>
      <text:p text:style-name="P14">当调用该函数时，会执行函数内的代码。</text:p>
      <text:p text:style-name="P44"><text:span text:style-name="Strong_20_Emphasis"><text:span text:style-name="T54"/></text:span></text:p>
      <text:h text:style-name="P56" text:outline-level="2"><text:soft-page-break/><text:span text:style-name="Strong_20_Emphasis"><text:span text:style-name="T54">调用带参数的函数</text:span></text:span></text:h>
      <text:p text:style-name="P14">在调用函数时，您可以向其传递值，这些值被称为参数。</text:p>
      <text:p text:style-name="P14">这些参数可以在函数中使用。</text:p>
      <text:p text:style-name="P13"><text:span text:style-name="T10">您可以发送任意多的参数，由逗号 </text:span><text:span text:style-name="T5">(,) </text:span><text:span text:style-name="T10">分隔：</text:span></text:p>
      <text:p text:style-name="P19">myFunction(<text:span text:style-name="T87">argument1</text:span>,<text:span text:style-name="T87">argument2</text:span>)</text:p>
      <text:p text:style-name="P14">当您声明函数时，请把参数作为变量来声明：</text:p>
      <text:p text:style-name="P18"><text:span text:style-name="T19">function myFunction(</text:span><text:span text:style-name="Source_20_Text"><text:span text:style-name="T15">var1</text:span></text:span><text:span text:style-name="T19">,</text:span><text:span text:style-name="Source_20_Text"><text:span text:style-name="T15">var2</text:span></text:span><text:span text:style-name="T19">)</text:span></text:p>
      <text:p text:style-name="P24">{</text:p>
      <text:p text:style-name="P60">这里是要执行的代码</text:p>
      <text:p text:style-name="P24">}</text:p>
      <text:p text:style-name="P14">变量和参数必须以一致的顺序出现。第一个变量就是第一个被传递的参数的给定的值，以此类推。</text:p>
      <text:p text:style-name="P44"><text:span text:style-name="Strong_20_Emphasis"><text:span text:style-name="T54"/></text:span></text:p>
      <text:h text:style-name="P56" text:outline-level="2"><text:span text:style-name="Strong_20_Emphasis"><text:span text:style-name="T54">带有返回值的函数</text:span></text:span></text:h>
      <text:p text:style-name="P14">有时，我们会希望函数将值返回调用它的地方。</text:p>
      <text:p text:style-name="P13"><text:span text:style-name="T10">通过使用 </text:span><text:span text:style-name="T5">return </text:span><text:span text:style-name="T10">语句就可以实现。</text:span></text:p>
      <text:p text:style-name="P13"><text:span text:style-name="T10">在使用 </text:span><text:span text:style-name="T5">return </text:span><text:span text:style-name="T10">语句时，函数会停止执行，并返回指定的值。</text:span></text:p>
      <text:h text:style-name="P20" text:outline-level="3">语法</text:h>
      <text:p text:style-name="P21">function myFunction()</text:p>
      <text:p text:style-name="P24">{</text:p>
      <text:p text:style-name="P24">var x=5;</text:p>
      <text:p text:style-name="P18"><text:span text:style-name="Source_20_Text"><text:span text:style-name="T15">return x;</text:span></text:span></text:p>
      <text:p text:style-name="P24">}</text:p>
      <text:p text:style-name="P13"><text:soft-page-break/><text:span text:style-name="T10">上面的函数会返回值 </text:span><text:span text:style-name="T5">5</text:span><text:span text:style-name="T10">。</text:span></text:p>
      <text:p text:style-name="P44"><text:span text:style-name="Strong_20_Emphasis"><text:span text:style-name="T54"/></text:span></text:p>
      <text:p text:style-name="P44"><text:span text:style-name="Strong_20_Emphasis"><text:span text:style-name="T27">在您仅仅希望退出函数时 ，也可使用 </text:span></text:span><text:span text:style-name="Strong_20_Emphasis"><text:span text:style-name="T34">return </text:span></text:span><text:span text:style-name="Strong_20_Emphasis"><text:span text:style-name="T27">语句。返回值是可选的：</text:span></text:span></text:p>
      <text:p text:style-name="P44"><text:span text:style-name="Strong_20_Emphasis"><text:span text:style-name="T59"/></text:span></text:p>
      <text:h text:style-name="P56" text:outline-level="2"><text:span text:style-name="Strong_20_Emphasis"><text:span text:style-name="T59">局部 </text:span></text:span><text:span text:style-name="Strong_20_Emphasis"><text:span text:style-name="T66">JavaScript </text:span></text:span><text:span text:style-name="Strong_20_Emphasis"><text:span text:style-name="T59">变量</text:span></text:span></text:h>
      <text:p text:style-name="P47"><text:span text:style-name="T27">在 </text:span><text:span text:style-name="T35">JavaScript </text:span><text:span text:style-name="T27">函数内部声明的变量（使用 </text:span><text:span text:style-name="T35">var</text:span><text:span text:style-name="T27">）是</text:span><text:span text:style-name="Emphasis"><text:span text:style-name="T28">局部</text:span></text:span><text:span text:style-name="T27">变量，所以只能在函数内部访问它。（该变量的作用域是局部的）。</text:span></text:p>
      <text:p text:style-name="P48">您可以在不同的函数中使用名称相同的局部变量，因为只有声明过该变量的函数才能识别出该变量。</text:p>
      <text:p text:style-name="P48">只要函数运行完毕，本地变量就会被删除。</text:p>
      <text:h text:style-name="P57" text:outline-level="2"><text:span text:style-name="T14">全局 </text:span><text:span text:style-name="T9">JavaScript </text:span><text:span text:style-name="T14">变量</text:span></text:h>
      <text:p text:style-name="P47"><text:span text:style-name="T27"/></text:p>
      <text:p text:style-name="P47"><text:span text:style-name="T27">在函数外声明的变量是</text:span><text:span text:style-name="Emphasis"><text:span text:style-name="T28">全局</text:span></text:span><text:span text:style-name="T27">变量，网页上的所有脚本和函数都能访问它。</text:span></text:p>
      <text:p text:style-name="P44"><text:span text:style-name="Strong_20_Emphasis"><text:span text:style-name="T59"/></text:span></text:p>
      <text:h text:style-name="P56" text:outline-level="2"><text:span text:style-name="Strong_20_Emphasis"><text:span text:style-name="T48">JavaScript </text:span></text:span><text:span text:style-name="Strong_20_Emphasis"><text:span text:style-name="T59">变量的生存期</text:span></text:span></text:h>
      <text:p text:style-name="P13"><text:span text:style-name="T5">JavaScript </text:span><text:span text:style-name="T10">变量的生命期从它们被声明的时间开始。</text:span></text:p>
      <text:p text:style-name="P14">局部变量会在函数运行以后被删除。</text:p>
      <text:p text:style-name="P14">全局变量会在页面关闭后被删除。</text:p>
      <text:p text:style-name="P44"><text:span text:style-name="Strong_20_Emphasis"><text:span text:style-name="T59"/></text:span></text:p>
      <text:h text:style-name="P56" text:outline-level="2"><text:span text:style-name="Strong_20_Emphasis"><text:span text:style-name="T59">向未声明的 </text:span></text:span><text:span text:style-name="Strong_20_Emphasis"><text:span text:style-name="T48">JavaScript </text:span></text:span><text:span text:style-name="Strong_20_Emphasis"><text:span text:style-name="T59">变量来分配值</text:span></text:span></text:h>
      <text:p text:style-name="P14">如果您把值赋给尚未声明的变量，该变量将被自动作为全局变量声明。</text:p>
      <text:p text:style-name="P14">这条语句：</text:p>
      <text:p text:style-name="P21">carname="Volvo";</text:p>
      <text:p text:style-name="P39"><text:span text:style-name="T26">将声明一个</text:span><text:span text:style-name="Emphasis"><text:span text:style-name="T28">全局</text:span></text:span><text:span text:style-name="T26">变量 </text:span><text:span text:style-name="T31">carname</text:span><text:span text:style-name="T26">，即使它在函数内执行。</text:span></text:p>
      <text:p text:style-name="P44"><text:span text:style-name="Strong_20_Emphasis"><text:span text:style-name="T59"/></text:span></text:p>
      <text:h text:style-name="P70" text:outline-level="1"><text:span text:style-name="Strong_20_Emphasis"><text:span text:style-name="T23">JavaScript </text:span></text:span><text:span text:style-name="Strong_20_Emphasis"><text:span text:style-name="T29">运算符</text:span></text:span></text:h>
      <text:p text:style-name="P44"><text:span text:style-name="Strong_20_Emphasis"><text:span text:style-name="T59"><text:tab/>运算符 </text:span></text:span><text:span text:style-name="Strong_20_Emphasis"><text:span text:style-name="T67">= </text:span></text:span><text:span text:style-name="Strong_20_Emphasis"><text:span text:style-name="T59">用于赋值。</text:span></text:span></text:p>
      <text:p text:style-name="P39"><text:span text:style-name="Strong_20_Emphasis"><text:span text:style-name="T59"><text:s text:c="7"/>运算符 </text:span></text:span><text:span text:style-name="Strong_20_Emphasis"><text:span text:style-name="T65">+ </text:span></text:span><text:span text:style-name="Strong_20_Emphasis"><text:span text:style-name="T59">用于加值</text:span></text:span></text:p>
      <text:p text:style-name="P39"><text:span text:style-name="Strong_20_Emphasis"><text:span text:style-name="T59"/></text:span></text:p>
      <text:p text:style-name="P39"><text:soft-page-break/><text:span text:style-name="Strong_20_Emphasis"><text:span text:style-name="T59"/></text:span></text:p>
      <text:p text:style-name="P40"><text:span text:style-name="Strong_20_Emphasis"><text:span text:style-name="T60">y=5</text:span></text:span></text:p>
      <text:p text:style-name="P40"><text:span text:style-name="Strong_20_Emphasis"><text:span text:style-name="T60"/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72">++</text:p>
          </table:table-cell>
          <table:table-cell table:style-name="表格1.A1" office:value-type="string">
            <text:p text:style-name="P72">累加 <text:span text:style-name="T88">(加等于1)</text:span></text:p>
          </table:table-cell>
          <table:table-cell table:style-name="表格1.A1" office:value-type="string">
            <text:p text:style-name="P72">x=++y</text:p>
          </table:table-cell>
          <table:table-cell table:style-name="表格1.A1" office:value-type="string">
            <text:p text:style-name="P72">x=6</text:p>
          </table:table-cell>
        </table:table-row>
        <table:table-row table:style-name="表格1.2">
          <table:table-cell table:style-name="表格1.A1" office:value-type="string">
            <text:p text:style-name="P72">--</text:p>
          </table:table-cell>
          <table:table-cell table:style-name="表格1.A1" office:value-type="string">
            <text:p text:style-name="P72">递减 <text:span text:style-name="T88">(减等于1)</text:span></text:p>
          </table:table-cell>
          <table:table-cell table:style-name="表格1.A1" office:value-type="string">
            <text:p text:style-name="P72">x=--y</text:p>
          </table:table-cell>
          <table:table-cell table:style-name="表格1.A1" office:value-type="string">
            <text:p text:style-name="P73">x=4</text:p>
          </table:table-cell>
        </table:table-row>
      </table:table>
      <text:p text:style-name="P39"><text:span text:style-name="Strong_20_Emphasis"><text:span text:style-name="T59"/></text:span></text:p>
      <text:h text:style-name="P56" text:outline-level="2"><text:span text:style-name="Strong_20_Emphasis"><text:span text:style-name="T48">JavaScript </text:span></text:span><text:span text:style-name="Strong_20_Emphasis"><text:span text:style-name="T59">赋值运算符</text:span></text:span></text:h>
      <text:p text:style-name="P13"><text:span text:style-name="T10">赋值运算符用于给 </text:span><text:span text:style-name="T5">JavaScript </text:span><text:span text:style-name="T10">变量赋值。</text:span></text:p>
      <text:p text:style-name="P39"><text:span text:style-name="T26">给定 </text:span><text:span text:style-name="Emphasis"><text:span text:style-name="T36">x=10</text:span></text:span><text:span text:style-name="T31"> </text:span><text:span text:style-name="T26">和 </text:span><text:span text:style-name="Emphasis"><text:span text:style-name="T36">y=5</text:span></text:span><text:span text:style-name="T26">，下面的表格解释了赋值运算符：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74">运算符</text:p>
          </table:table-cell>
          <table:table-cell table:style-name="表格2.A1" office:value-type="string">
            <text:p text:style-name="P74">例子</text:p>
          </table:table-cell>
          <table:table-cell table:style-name="表格2.A1" office:value-type="string">
            <text:p text:style-name="P74">等价于</text:p>
          </table:table-cell>
          <table:table-cell table:style-name="表格2.A1" office:value-type="string">
            <text:p text:style-name="P74">结果</text:p>
          </table:table-cell>
        </table:table-row>
        <table:table-row table:style-name="表格2.2">
          <table:table-cell table:style-name="表格2.A2" office:value-type="string">
            <text:p text:style-name="P72">=</text:p>
          </table:table-cell>
          <table:table-cell table:style-name="表格2.B2" office:value-type="string">
            <text:p text:style-name="P72">x=y</text:p>
          </table:table-cell>
          <table:table-cell table:style-name="表格2.C2" office:value-type="string">
            <text:p text:style-name="P72"> </text:p>
          </table:table-cell>
          <table:table-cell table:style-name="表格2.D2" office:value-type="string">
            <text:p text:style-name="P72">x=5</text:p>
          </table:table-cell>
        </table:table-row>
        <table:table-row table:style-name="表格2.1">
          <table:table-cell table:style-name="表格2.A3" office:value-type="string">
            <text:p text:style-name="P72">+=</text:p>
          </table:table-cell>
          <table:table-cell table:style-name="表格2.B3" office:value-type="string">
            <text:p text:style-name="P72">x+=y</text:p>
          </table:table-cell>
          <table:table-cell table:style-name="表格2.C3" office:value-type="string">
            <text:p text:style-name="P72">x=x+y</text:p>
          </table:table-cell>
          <table:table-cell table:style-name="表格2.D3" office:value-type="string">
            <text:p text:style-name="P72">x=15</text:p>
          </table:table-cell>
        </table:table-row>
        <table:table-row table:style-name="表格2.2">
          <table:table-cell table:style-name="表格2.A4" office:value-type="string">
            <text:p text:style-name="P72">-=</text:p>
          </table:table-cell>
          <table:table-cell table:style-name="表格2.B4" office:value-type="string">
            <text:p text:style-name="P72">x-=y</text:p>
          </table:table-cell>
          <table:table-cell table:style-name="表格2.C4" office:value-type="string">
            <text:p text:style-name="P72">x=x-y</text:p>
          </table:table-cell>
          <table:table-cell table:style-name="表格2.D4" office:value-type="string">
            <text:p text:style-name="P72">x=5</text:p>
          </table:table-cell>
        </table:table-row>
        <table:table-row table:style-name="表格2.1">
          <table:table-cell table:style-name="表格2.A5" office:value-type="string">
            <text:p text:style-name="P72">*=</text:p>
          </table:table-cell>
          <table:table-cell table:style-name="表格2.B5" office:value-type="string">
            <text:p text:style-name="P72">x*=y</text:p>
          </table:table-cell>
          <table:table-cell table:style-name="表格2.C5" office:value-type="string">
            <text:p text:style-name="P72">x=x*y</text:p>
          </table:table-cell>
          <table:table-cell table:style-name="表格2.D5" office:value-type="string">
            <text:p text:style-name="P72">x=50</text:p>
          </table:table-cell>
        </table:table-row>
        <table:table-row table:style-name="表格2.2">
          <table:table-cell table:style-name="表格2.A6" office:value-type="string">
            <text:p text:style-name="P72">/=</text:p>
          </table:table-cell>
          <table:table-cell table:style-name="表格2.B6" office:value-type="string">
            <text:p text:style-name="P72">x/=y</text:p>
          </table:table-cell>
          <table:table-cell table:style-name="表格2.C6" office:value-type="string">
            <text:p text:style-name="P72">x=x/y</text:p>
          </table:table-cell>
          <table:table-cell table:style-name="表格2.D6" office:value-type="string">
            <text:p text:style-name="P72">x=2</text:p>
          </table:table-cell>
        </table:table-row>
        <table:table-row table:style-name="表格2.1">
          <table:table-cell table:style-name="表格2.A7" office:value-type="string">
            <text:p text:style-name="P72">%=</text:p>
          </table:table-cell>
          <table:table-cell table:style-name="表格2.B7" office:value-type="string">
            <text:p text:style-name="P72">x%=y</text:p>
          </table:table-cell>
          <table:table-cell table:style-name="表格2.C7" office:value-type="string">
            <text:p text:style-name="P72">x=x%y</text:p>
          </table:table-cell>
          <table:table-cell table:style-name="表格2.D7" office:value-type="string">
            <text:p text:style-name="P73">x=0</text:p>
          </table:table-cell>
        </table:table-row>
      </table:table>
      <text:p text:style-name="P44"><text:span text:style-name="Strong_20_Emphasis"><text:span text:style-name="T59"/></text:span></text:p>
      <text:h text:style-name="P56" text:outline-level="2"><text:span text:style-name="Strong_20_Emphasis"><text:span text:style-name="T59">用于字符串的 </text:span></text:span><text:span text:style-name="Strong_20_Emphasis"><text:span text:style-name="T48">+ </text:span></text:span><text:span text:style-name="Strong_20_Emphasis"><text:span text:style-name="T59">运算符</text:span></text:span></text:h>
      <text:p text:style-name="P13"><text:span text:style-name="T5">+ </text:span><text:span text:style-name="T10">运算符用于把文本值或字符串变量加起来（连接起来）。</text:span></text:p>
      <text:p text:style-name="P13"><text:span text:style-name="T10">如需把两个或多个字符串变量连接起来，请使用 </text:span><text:span text:style-name="T5">+ </text:span><text:span text:style-name="T10">运算符</text:span></text:p>
      <text:p text:style-name="P44"><text:span text:style-name="Strong_20_Emphasis"><text:span text:style-name="T27">要想在两个字符串之间增加空格，需要把空格插入一个字符串之中：</text:span></text:span></text:p>
      <text:p text:style-name="P44"><text:span text:style-name="Strong_20_Emphasis"><text:span text:style-name="T59"/></text:span></text:p>
      <text:h text:style-name="P49" text:outline-level="3"><text:span text:style-name="Strong_20_Emphasis"><text:span text:style-name="T30">规则是：</text:span></text:span></text:h>
      <text:p text:style-name="P39"><text:span text:style-name="Strong_20_Emphasis"><text:span text:style-name="T59">如果把数字与字符串相加，结果将成为字符串。</text:span></text:span></text:p>
      <text:p text:style-name="P44"><text:span text:style-name="Strong_20_Emphasis"><text:span text:style-name="T59"/></text:span></text:p>
      <text:p text:style-name="P44"><text:span text:style-name="Strong_20_Emphasis"><text:span text:style-name="T59"/></text:span></text:p>
      <text:h text:style-name="P70" text:outline-level="1"><text:span text:style-name="Strong_20_Emphasis"><text:span text:style-name="T23">JavaScript </text:span></text:span><text:span text:style-name="Strong_20_Emphasis"><text:span text:style-name="T29">比较和逻辑运算符</text:span></text:span></text:h>
      <text:p text:style-name="P44"><text:span text:style-name="Strong_20_Emphasis"><text:span text:style-name="T59"/></text:span></text:p>
      <text:p text:style-name="P44"><text:span text:style-name="Strong_20_Emphasis"><text:span text:style-name="T59"><text:tab/>比较和逻辑运算符用于测试 </text:span></text:span><text:span text:style-name="Strong_20_Emphasis"><text:span text:style-name="T49">true </text:span></text:span><text:span text:style-name="Strong_20_Emphasis"><text:span text:style-name="T59">或 </text:span></text:span><text:span text:style-name="Strong_20_Emphasis"><text:span text:style-name="T49">false</text:span></text:span><text:span text:style-name="Strong_20_Emphasis"><text:span text:style-name="T59">。</text:span></text:span></text:p>
      <text:p text:style-name="P44"><text:span text:style-name="Strong_20_Emphasis"><text:span text:style-name="T59"/></text:span></text:p>
      <text:h text:style-name="P56" text:outline-level="2"><text:soft-page-break/><text:span text:style-name="Strong_20_Emphasis"><text:span text:style-name="T59">逻辑运算符</text:span></text:span></text:h>
      <text:p text:style-name="P14">逻辑运算符用于测定变量或值之间的逻辑。</text:p>
      <text:p text:style-name="P13"><text:span text:style-name="T10">给定 </text:span><text:span text:style-name="T5">x=6 </text:span><text:span text:style-name="T10">以及 </text:span><text:span text:style-name="T5">y=3</text:span><text:span text:style-name="T10">，下表解释了逻辑运算符：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office:value-type="string">
            <text:p text:style-name="P74">运算符</text:p>
          </table:table-cell>
          <table:table-cell table:style-name="表格3.A1" office:value-type="string">
            <text:p text:style-name="P74">描述</text:p>
          </table:table-cell>
          <table:table-cell table:style-name="表格3.A1" office:value-type="string">
            <text:p text:style-name="P74">例子</text:p>
          </table:table-cell>
        </table:table-row>
        <table:table-row table:style-name="表格3.2">
          <table:table-cell table:style-name="表格3.A2" office:value-type="string">
            <text:p text:style-name="P72">&amp;&amp;</text:p>
          </table:table-cell>
          <table:table-cell table:style-name="表格3.B2" office:value-type="string">
            <text:p text:style-name="P72">and</text:p>
          </table:table-cell>
          <table:table-cell table:style-name="表格3.C2" office:value-type="string">
            <text:p text:style-name="P72">(x &lt; 10 &amp;&amp; y &gt; 1) 为 true</text:p>
          </table:table-cell>
        </table:table-row>
        <table:table-row table:style-name="表格3.1">
          <table:table-cell table:style-name="表格3.A3" office:value-type="string">
            <text:p text:style-name="P72">||</text:p>
          </table:table-cell>
          <table:table-cell table:style-name="表格3.B3" office:value-type="string">
            <text:p text:style-name="P72">or</text:p>
          </table:table-cell>
          <table:table-cell table:style-name="表格3.C3" office:value-type="string">
            <text:p text:style-name="P72">(x==5 || y==5) 为 false</text:p>
          </table:table-cell>
        </table:table-row>
        <table:table-row table:style-name="表格3.2">
          <table:table-cell table:style-name="表格3.A4" office:value-type="string">
            <text:p text:style-name="P72">!</text:p>
          </table:table-cell>
          <table:table-cell table:style-name="表格3.B4" office:value-type="string">
            <text:p text:style-name="P72">not</text:p>
          </table:table-cell>
          <table:table-cell table:style-name="表格3.C4" office:value-type="string">
            <text:p text:style-name="P73">!(x==y) 为 true</text:p>
          </table:table-cell>
        </table:table-row>
      </table:table>
      <text:p text:style-name="P44"><text:span text:style-name="Strong_20_Emphasis"><text:span text:style-name="T59"/></text:span></text:p>
      <text:h text:style-name="P56" text:outline-level="2"><text:span text:style-name="Strong_20_Emphasis"><text:span text:style-name="T59">条件运算符</text:span></text:span></text:h>
      <text:p text:style-name="P13"><text:span text:style-name="T5">JavaScript </text:span><text:span text:style-name="T10">还包含了基于某些条件对变量进行赋值的条件运算符。</text:span></text:p>
      <text:p text:style-name="P44"><text:span text:style-name="Strong_20_Emphasis"><text:span text:style-name="T59"/></text:span></text:p>
      <text:p text:style-name="P44"><text:span text:style-name="Strong_20_Emphasis"><text:span text:style-name="T59"/></text:span></text:p>
      <text:h text:style-name="P70" text:outline-level="1"><text:span text:style-name="Strong_20_Emphasis"><text:span text:style-name="T23">JavaScript If...Else </text:span></text:span><text:span text:style-name="Strong_20_Emphasis"><text:span text:style-name="T29">语句</text:span></text:span></text:h>
      <text:p text:style-name="P44"><text:span text:style-name="Strong_20_Emphasis"><text:span text:style-name="T59"/></text:span></text:p>
      <text:p text:style-name="P44"><text:span text:style-name="Strong_20_Emphasis"><text:span text:style-name="T59"><text:tab/>条件语句用于基于不同的条件来执行不同的动作。</text:span></text:span></text:p>
      <text:h text:style-name="P56" text:outline-level="2"><text:span text:style-name="Strong_20_Emphasis"><text:span text:style-name="T59">条件语句</text:span></text:span></text:h>
      <text:p text:style-name="P14">通常在写代码时，您总是需要为不同的决定来执行不同的动作。您可以在代码中使用条件语句来完成该任务。</text:p>
      <text:p text:style-name="P13"><text:span text:style-name="T10">在 </text:span><text:span text:style-name="T5">JavaScript </text:span><text:span text:style-name="T10">中，我们可使用以下条件语句：</text:span></text:p>
      <text:list xml:id="list733800576497910111" text:style-name="L2">
        <text:list-item>
          <text:p text:style-name="P41"><text:span text:style-name="Emphasis"><text:span text:style-name="T36">if </text:span></text:span><text:span text:style-name="Emphasis"><text:span text:style-name="T28">语句</text:span></text:span><text:span text:style-name="T26"> </text:span><text:span text:style-name="T31">- </text:span><text:span text:style-name="T26">只有当指定条件为 </text:span><text:span text:style-name="T31">true </text:span><text:span text:style-name="T26">时，使用该语句来执行代码</text:span></text:p>
        </text:list-item>
        <text:list-item>
          <text:p text:style-name="P41"><text:span text:style-name="Emphasis"><text:span text:style-name="T36">if...else </text:span></text:span><text:span text:style-name="Emphasis"><text:span text:style-name="T28">语句</text:span></text:span><text:span text:style-name="T26"> </text:span><text:span text:style-name="T31">- </text:span><text:span text:style-name="T26">当条件为 </text:span><text:span text:style-name="T31">true </text:span><text:span text:style-name="T26">时执行代码，当条件为 </text:span><text:span text:style-name="T31">false </text:span><text:span text:style-name="T26">时执行其他代码</text:span></text:p>
        </text:list-item>
        <text:list-item>
          <text:p text:style-name="P41"><text:span text:style-name="Emphasis"><text:span text:style-name="T36">if...else if....else </text:span></text:span><text:span text:style-name="Emphasis"><text:span text:style-name="T28">语句</text:span></text:span><text:span text:style-name="T26"> </text:span><text:span text:style-name="T31">- </text:span><text:span text:style-name="T26">使用该语句来选择多个代码块之一来执行</text:span></text:p>
        </text:list-item>
        <text:list-item>
          <text:p text:style-name="P41"><text:span text:style-name="Emphasis"><text:span text:style-name="T36">switch </text:span></text:span><text:span text:style-name="Emphasis"><text:span text:style-name="T28">语句</text:span></text:span><text:span text:style-name="T26"> </text:span><text:span text:style-name="T31">- </text:span><text:span text:style-name="T26">使用该语句来选择多个代码块之一来执行</text:span></text:p>
        </text:list-item>
      </text:list>
      <text:p text:style-name="P44"><text:span text:style-name="Strong_20_Emphasis"><text:span text:style-name="T59"/></text:span></text:p>
      <text:h text:style-name="P70" text:outline-level="1"><text:span text:style-name="Strong_20_Emphasis"><text:span text:style-name="T23">JavaScript Switch </text:span></text:span><text:span text:style-name="Strong_20_Emphasis"><text:span text:style-name="T29">语句</text:span></text:span></text:h>
      <text:p text:style-name="P44"><text:span text:style-name="Strong_20_Emphasis"><text:span text:style-name="T59"><text:tab/></text:span></text:span><text:span text:style-name="Strong_20_Emphasis"><text:span text:style-name="T49">switch </text:span></text:span><text:span text:style-name="Strong_20_Emphasis"><text:span text:style-name="T59">语句用于基于不同的条件来执行不同的动作。</text:span></text:span></text:p>
      <text:p text:style-name="P46"><text:span text:style-name="Strong_20_Emphasis"><text:span text:style-name="T59"><text:tab/></text:span></text:span><text:span text:style-name="Strong_20_Emphasis"><text:span text:style-name="T61">default 关键词</text:span></text:span></text:p>
      <text:p text:style-name="P46"><text:soft-page-break/><text:span text:style-name="Strong_20_Emphasis"><text:span text:style-name="T61">请使用 default 关键词来规定匹配不存在时做的事情：</text:span></text:span></text:p>
      <text:p text:style-name="P46"><text:span text:style-name="Strong_20_Emphasis"><text:span text:style-name="T61"/></text:span></text:p>
      <text:p text:style-name="P44"><text:span text:style-name="Strong_20_Emphasis"><text:span text:style-name="T27">工作原理：首先设置表达式 </text:span></text:span><text:span text:style-name="Strong_20_Emphasis"><text:span text:style-name="T33">n</text:span></text:span><text:span text:style-name="Strong_20_Emphasis"><text:span text:style-name="T27">（通常是一个变量）。随后表达式的值会与结构中的每个 </text:span></text:span><text:span text:style-name="Strong_20_Emphasis"><text:span text:style-name="T33">case </text:span></text:span><text:span text:style-name="Strong_20_Emphasis"><text:span text:style-name="T27">的值做比较。如果存在匹配，则与该 </text:span></text:span><text:span text:style-name="Strong_20_Emphasis"><text:span text:style-name="T33">case </text:span></text:span><text:span text:style-name="Strong_20_Emphasis"><text:span text:style-name="T27">关联的代码块会被执行。请使用 </text:span></text:span><text:span text:style-name="Strong_20_Emphasis"><text:span text:style-name="Emphasis"><text:span text:style-name="T37">break</text:span></text:span></text:span><text:span text:style-name="Strong_20_Emphasis"><text:span text:style-name="T33"> </text:span></text:span><text:span text:style-name="Strong_20_Emphasis"><text:span text:style-name="T27">来阻止代码自动地向下一个 </text:span></text:span><text:span text:style-name="Strong_20_Emphasis"><text:span text:style-name="T33">case </text:span></text:span><text:span text:style-name="Strong_20_Emphasis"><text:span text:style-name="T27">运行。</text:span></text:span></text:p>
      <text:p text:style-name="Text_20_body"><text:line-break/><text:span text:style-name="Strong_20_Emphasis"><text:span text:style-name="T23">JavaScript For </text:span></text:span><text:span text:style-name="Strong_20_Emphasis"><text:span text:style-name="T29">循环</text:span></text:span></text:p>
      <text:p text:style-name="Text_20_body"><text:span text:style-name="Strong_20_Emphasis"><text:span text:style-name="T59"><text:tab/>循环可以将代码块执行指定的次数。<text:line-break/></text:span></text:span><text:span text:style-name="Strong_20_Emphasis"><text:span text:style-name="T48">JavaScript </text:span></text:span><text:span text:style-name="Strong_20_Emphasis"><text:span text:style-name="T59">循环</text:span></text:span></text:p>
      <text:p text:style-name="P14">如果您希望一遍又一遍地运行相同的代码，并且每次的值都不同，那么使用循环是很方便的。</text:p>
      <text:p text:style-name="P14">我们可以这样输出数组的值：</text:p>
      <text:p text:style-name="Text_20_body"><text:span text:style-name="Strong_20_Emphasis"><text:span text:style-name="T59"/></text:span></text:p>
      <text:p text:style-name="P65"><text:span text:style-name="Strong_20_Emphasis"><text:span text:style-name="T20">for (var i=0;i&lt;cars.length;i++)</text:span></text:span></text:p>
      <text:p text:style-name="P24">{</text:p>
      <text:p text:style-name="P24">document.write(cars[i] + "&lt;br&gt;");</text:p>
      <text:p text:style-name="P24">}</text:p>
      <text:p text:style-name="Text_20_body"><text:span text:style-name="Strong_20_Emphasis"><text:span text:style-name="T59"/></text:span></text:p>
      <text:h text:style-name="P52" text:outline-level="2"><text:span text:style-name="Strong_20_Emphasis"><text:span text:style-name="T59">不同类型的循环</text:span></text:span></text:h>
      <text:p text:style-name="P13"><text:span text:style-name="T5">JavaScript </text:span><text:span text:style-name="T10">支持不同类型的循环：</text:span></text:p>
      <text:list xml:id="list2115754130675183613" text:style-name="L3">
        <text:list-item>
          <text:p text:style-name="P42"><text:span text:style-name="Emphasis"><text:span text:style-name="T36">for</text:span></text:span><text:span text:style-name="T31"> - </text:span><text:span text:style-name="T26">循环代码块一定的次数</text:span></text:p>
        </text:list-item>
        <text:list-item>
          <text:p text:style-name="P42"><text:span text:style-name="Emphasis"><text:span text:style-name="T36">for/in</text:span></text:span><text:span text:style-name="T31"> - </text:span><text:span text:style-name="T26">循环遍历对象的属性</text:span></text:p>
        </text:list-item>
        <text:list-item>
          <text:p text:style-name="P42"><text:span text:style-name="Emphasis"><text:span text:style-name="T36">while</text:span></text:span><text:span text:style-name="T31"> - </text:span><text:span text:style-name="T26">当指定的条件为 </text:span><text:span text:style-name="T31">true </text:span><text:span text:style-name="T26">时循环指定的代码块</text:span></text:p>
        </text:list-item>
        <text:list-item>
          <text:p text:style-name="P42"><text:span text:style-name="Emphasis"><text:span text:style-name="T36">do/while</text:span></text:span><text:span text:style-name="T31"> - </text:span><text:span text:style-name="T26">同样当指定的条件为 </text:span><text:span text:style-name="T31">true </text:span><text:span text:style-name="T26">时循环指定的代码块</text:span></text:p>
        </text:list-item>
      </text:list>
      <text:p text:style-name="Text_20_body"><text:span text:style-name="Strong_20_Emphasis"><text:span text:style-name="T59"/></text:span></text:p>
      <text:p text:style-name="Text_20_body"><text:span text:style-name="Strong_20_Emphasis"><text:span text:style-name="T59"/></text:span></text:p>
      <text:h text:style-name="P52" text:outline-level="2"><text:span text:style-name="Strong_20_Emphasis"><text:span text:style-name="T48">For/In </text:span></text:span><text:span text:style-name="Strong_20_Emphasis"><text:span text:style-name="T59">循环</text:span></text:span></text:h>
      <text:p text:style-name="P13"><text:span text:style-name="T5">JavaScript for/in </text:span><text:span text:style-name="T10">语句循环遍历对象的属性：</text:span></text:p>
      <text:h text:style-name="P20" text:outline-level="3"><text:soft-page-break/>实例</text:h>
      <text:p text:style-name="P21">var person={fname:"John",lname:"Doe",age:25};</text:p>
      <text:p text:style-name="P26"/>
      <text:p text:style-name="P18"><text:span text:style-name="T19">for (x </text:span><text:span text:style-name="Source_20_Text"><text:span text:style-name="T15">in</text:span></text:span><text:span text:style-name="T19"> person)</text:span></text:p>
      <text:p text:style-name="P25"><text:s text:c="2"/><text:span text:style-name="T72">{</text:span></text:p>
      <text:p text:style-name="P25"><text:s text:c="2"/><text:span text:style-name="T72">txt=txt + person[x];</text:span></text:p>
      <text:p text:style-name="P25"><text:s text:c="2"/><text:span text:style-name="T72">}</text:span></text:p>
      <text:p text:style-name="Text_20_body"><text:span text:style-name="Strong_20_Emphasis"><text:span text:style-name="T59"/></text:span></text:p>
      <text:h text:style-name="P71" text:outline-level="1"><text:span text:style-name="Strong_20_Emphasis"><text:span text:style-name="T23">JavaScript While </text:span></text:span><text:span text:style-name="Strong_20_Emphasis"><text:span text:style-name="T29">循环</text:span></text:span></text:h>
      <text:p text:style-name="Text_20_body"><text:span text:style-name="Strong_20_Emphasis"><text:span text:style-name="T59"><text:tab/></text:span></text:span></text:p>
      <text:p text:style-name="Text_20_body"><text:span text:style-name="Strong_20_Emphasis"><text:span text:style-name="T59"><text:tab/>只要指定条件为 </text:span></text:span><text:span text:style-name="Strong_20_Emphasis"><text:span text:style-name="T49">true</text:span></text:span><text:span text:style-name="Strong_20_Emphasis"><text:span text:style-name="T59">，循环就可以一直执行代码。</text:span></text:span></text:p>
      <text:p text:style-name="Text_20_body"><text:span text:style-name="Strong_20_Emphasis"><text:span text:style-name="T59"/></text:span></text:p>
      <text:h text:style-name="P52" text:outline-level="2"><text:span text:style-name="Strong_20_Emphasis"><text:span text:style-name="T48">while </text:span></text:span><text:span text:style-name="Strong_20_Emphasis"><text:span text:style-name="T59">循环</text:span></text:span></text:h>
      <text:p text:style-name="P13"><text:span text:style-name="T5">While </text:span><text:span text:style-name="T10">循环会在指定条件为真时循环执行代码块。</text:span></text:p>
      <text:h text:style-name="P20" text:outline-level="3">语法</text:h>
      <text:p text:style-name="P64"><text:span text:style-name="T72">while (</text:span><text:span text:style-name="T83">条件</text:span><text:span text:style-name="T72">)</text:span></text:p>
      <text:p text:style-name="P25"><text:s text:c="2"/><text:span text:style-name="T72">{</text:span></text:p>
      <text:p text:style-name="P25"><text:s text:c="2"/><text:span text:style-name="T83">需要执行的代码</text:span></text:p>
      <text:p text:style-name="P25"><text:s text:c="2"/><text:span text:style-name="T72">}</text:span></text:p>
      <text:p text:style-name="Text_20_body"><text:line-break/><text:span text:style-name="Strong_20_Emphasis"><text:span text:style-name="T71">提示：</text:span></text:span><text:span text:style-name="Strong_20_Emphasis"><text:span text:style-name="T27">如果您忘记增加条件中所用变量的值，该循环永远不会结束。该可能导致浏览器崩溃。</text:span></text:span></text:p>
      <text:p text:style-name="Text_20_body"><text:span text:style-name="Strong_20_Emphasis"><text:span text:style-name="T59"/></text:span></text:p>
      <text:h text:style-name="P71" text:outline-level="1"><text:span text:style-name="Strong_20_Emphasis"><text:span text:style-name="T23">JavaScript Break </text:span></text:span><text:span text:style-name="Strong_20_Emphasis"><text:span text:style-name="T29">和 </text:span></text:span><text:span text:style-name="Strong_20_Emphasis"><text:span text:style-name="T23">Continue </text:span></text:span><text:span text:style-name="Strong_20_Emphasis"><text:span text:style-name="T29">语句</text:span></text:span></text:h>
      <text:p text:style-name="Text_20_body"><text:span text:style-name="Strong_20_Emphasis"><text:span text:style-name="T59"/></text:span></text:p>
      <text:p text:style-name="P39"><text:soft-page-break/><text:span text:style-name="Strong_20_Emphasis"><text:span text:style-name="T67">break </text:span></text:span><text:span text:style-name="Strong_20_Emphasis"><text:span text:style-name="T59">语句用于跳出循环。</text:span></text:span></text:p>
      <text:p text:style-name="P39"><text:span text:style-name="Strong_20_Emphasis"><text:span text:style-name="T65">continue </text:span></text:span><text:span text:style-name="Strong_20_Emphasis"><text:span text:style-name="T59">用于跳过循环中的一个迭代。</text:span></text:span><text:span text:style-name="Strong_20_Emphasis"><text:span text:style-name="T27">如果出现了指定的条件，然后继续循环中的下一个迭代。</text:span></text:span></text:p>
      <text:p text:style-name="Text_20_body"><text:span text:style-name="Strong_20_Emphasis"><text:span text:style-name="T59"/></text:span></text:p>
      <text:p text:style-name="Text_20_body"><text:span text:style-name="Strong_20_Emphasis"><text:span text:style-name="T59"/></text:span></text:p>
      <text:h text:style-name="P71" text:outline-level="1"><text:span text:style-name="Strong_20_Emphasis"><text:span text:style-name="T23">JavaScript </text:span></text:span><text:span text:style-name="Strong_20_Emphasis"><text:span text:style-name="T29">错误 </text:span></text:span><text:span text:style-name="Strong_20_Emphasis"><text:span text:style-name="T23">- Throw</text:span></text:span><text:span text:style-name="Strong_20_Emphasis"><text:span text:style-name="T29">、</text:span></text:span><text:span text:style-name="Strong_20_Emphasis"><text:span text:style-name="T23">Try </text:span></text:span><text:span text:style-name="Strong_20_Emphasis"><text:span text:style-name="T29">和 </text:span></text:span><text:span text:style-name="Strong_20_Emphasis"><text:span text:style-name="T23">Catch</text:span></text:span></text:h>
      <text:p text:style-name="Text_20_body"><text:span text:style-name="Strong_20_Emphasis"><text:span text:style-name="T59"/></text:span></text:p>
      <text:p text:style-name="Text_20_body"><text:span text:style-name="Strong_20_Emphasis"><text:span text:style-name="Emphasis"><text:span text:style-name="T37">try</text:span></text:span></text:span><text:span text:style-name="Strong_20_Emphasis"><text:span text:style-name="T33"> </text:span></text:span><text:span text:style-name="Strong_20_Emphasis"><text:span text:style-name="T27">语句测试代码块的错误。</text:span></text:span></text:p>
      <text:p text:style-name="P39"><text:span text:style-name="Emphasis"><text:span text:style-name="T36">catch</text:span></text:span><text:span text:style-name="T31"> </text:span><text:span text:style-name="T26">语句处理错误。</text:span></text:p>
      <text:p text:style-name="P39"><text:span text:style-name="Emphasis"><text:span text:style-name="T36">throw</text:span></text:span><text:span text:style-name="T31"> </text:span><text:span text:style-name="T26">语句创建自定义错误。</text:span></text:p>
      <text:p text:style-name="Text_20_body"><text:span text:style-name="Strong_20_Emphasis"><text:span text:style-name="T59"/></text:span></text:p>
      <text:h text:style-name="P52" text:outline-level="2"><text:span text:style-name="Strong_20_Emphasis"><text:span text:style-name="T48">JavaScript </text:span></text:span><text:span text:style-name="Strong_20_Emphasis"><text:span text:style-name="T59">测试和捕捉</text:span></text:span></text:h>
      <text:p text:style-name="P39"><text:span text:style-name="Emphasis"><text:span text:style-name="T36">try</text:span></text:span><text:span text:style-name="T31"> </text:span><text:span text:style-name="T26">语句允许我们定义在执行时进行错误测试的代码块。</text:span></text:p>
      <text:p text:style-name="P39"><text:span text:style-name="Emphasis"><text:span text:style-name="T36">catch</text:span></text:span><text:span text:style-name="T31"> </text:span><text:span text:style-name="T26">语句允许我们定义当 </text:span><text:span text:style-name="T31">try </text:span><text:span text:style-name="T26">代码块发生错误时，所执行的代码块。</text:span></text:p>
      <text:p text:style-name="P39"><text:span text:style-name="T31">JavaScript </text:span><text:span text:style-name="T26">语句 </text:span><text:span text:style-name="Emphasis"><text:span text:style-name="T36">try</text:span></text:span><text:span text:style-name="T31"> </text:span><text:span text:style-name="T26">和 </text:span><text:span text:style-name="Emphasis"><text:span text:style-name="T36">catch</text:span></text:span><text:span text:style-name="T31"> </text:span><text:span text:style-name="T26">是成对出现的。</text:span></text:p>
      <text:h text:style-name="P20" text:outline-level="3">语法</text:h>
      <text:p text:style-name="P21">try</text:p>
      <text:p text:style-name="P25"><text:s text:c="2"/><text:span text:style-name="T72">{</text:span></text:p>
      <text:p text:style-name="P67"><text:s text:c="2"/><text:span text:style-name="T89">//</text:span><text:span text:style-name="T90">在这里运行代码</text:span></text:p>
      <text:p text:style-name="P25"><text:s text:c="2"/><text:span text:style-name="T72">}</text:span></text:p>
      <text:p text:style-name="P24">catch(err)</text:p>
      <text:p text:style-name="P25"><text:s text:c="2"/><text:span text:style-name="T72">{</text:span></text:p>
      <text:p text:style-name="P67"><text:s text:c="2"/><text:span text:style-name="T89">//</text:span><text:span text:style-name="T90">在这里处理错误</text:span></text:p>
      <text:p text:style-name="P25"><text:s text:c="2"/><text:span text:style-name="T72">}</text:span></text:p>
      <text:p text:style-name="Text_20_body"><text:line-break/><text:span text:style-name="Strong_20_Emphasis"><text:span text:style-name="T48">Throw </text:span></text:span><text:span text:style-name="Strong_20_Emphasis"><text:span text:style-name="T59">语句</text:span></text:span></text:p>
      <text:p text:style-name="P13"><text:span text:style-name="T5">throw </text:span><text:span text:style-name="T10">语句允许我们创建自定义错误。</text:span></text:p>
      <text:p text:style-name="P39"><text:span text:style-name="T26">正确的技术术语是：创建或</text:span><text:span text:style-name="Emphasis"><text:span text:style-name="T28">抛出异常</text:span></text:span><text:span text:style-name="T26">（</text:span><text:span text:style-name="T31">exception</text:span><text:span text:style-name="T26">）。</text:span></text:p>
      <text:p text:style-name="P13"><text:span text:style-name="T10">如果把 </text:span><text:span text:style-name="T5">throw </text:span><text:span text:style-name="T10">与 </text:span><text:span text:style-name="T5">try </text:span><text:span text:style-name="T10">和 </text:span><text:span text:style-name="T5">catch </text:span><text:span text:style-name="T10">一起使用，那么您能够控制程序流，并生成自定义的错误消息。</text:span></text:p>
      <text:h text:style-name="P20" text:outline-level="3"><text:soft-page-break/>语法</text:h>
      <text:p text:style-name="P19">throw <text:span text:style-name="T87">exception</text:span></text:p>
      <text:p text:style-name="P13"><text:span text:style-name="T10">异常可以是 </text:span><text:span text:style-name="T5">JavaScript </text:span><text:span text:style-name="T10">字符串、数字、逻辑值或对象。</text:span></text:p>
      <text:p text:style-name="Text_20_body"><text:span text:style-name="Strong_20_Emphasis"><text:span text:style-name="T59"/></text:span></text:p>
      <text:p text:style-name="Text_20_body"><text:span text:style-name="Strong_20_Emphasis"><text:span text:style-name="T59"/></text:span></text:p>
      <text:h text:style-name="P71" text:outline-level="1"><text:span text:style-name="Strong_20_Emphasis"><text:span text:style-name="T23">JavaScript </text:span></text:span><text:span text:style-name="Strong_20_Emphasis"><text:span text:style-name="T29">表单验证</text:span></text:span></text:h>
      <text:p text:style-name="Text_20_body"><text:span text:style-name="Strong_20_Emphasis"><text:span text:style-name="T59"/></text:span></text:p>
      <text:p text:style-name="Text_20_body"><text:span text:style-name="Strong_20_Emphasis"><text:span text:style-name="T59"><text:tab/></text:span></text:span><text:span text:style-name="Strong_20_Emphasis"><text:span text:style-name="T49">JavaScript </text:span></text:span><text:span text:style-name="Strong_20_Emphasis"><text:span text:style-name="T59">可用来在数据被送往服务器前对 </text:span></text:span><text:span text:style-name="Strong_20_Emphasis"><text:span text:style-name="T49">HTML </text:span></text:span><text:span text:style-name="Strong_20_Emphasis"><text:span text:style-name="T59">表单中的这些输入数据进行验证。</text:span></text:span></text:p>
      <text:p text:style-name="Text_20_body"><text:span text:style-name="Strong_20_Emphasis"><text:span text:style-name="T59"><text:tab/></text:span></text:span><text:span text:style-name="Strong_20_Emphasis"><text:span text:style-name="T48">JavaScript </text:span></text:span><text:span text:style-name="Strong_20_Emphasis"><text:span text:style-name="T59">表单验证</text:span></text:span></text:p>
      <text:p text:style-name="P13"><text:span text:style-name="T5">JavaScript </text:span><text:span text:style-name="T10">可用来在数据被送往服务器前对 </text:span><text:span text:style-name="T5">HTML </text:span><text:span text:style-name="T10">表单中的这些输入数据进行验证。</text:span></text:p>
      <text:p text:style-name="P13"><text:span text:style-name="T10">被 </text:span><text:span text:style-name="T5">JavaScript </text:span><text:span text:style-name="T10">验证的这些典型的表单数据有：</text:span></text:p>
      <text:list xml:id="list4355339073695065662" text:style-name="L4">
        <text:list-item>
          <text:p text:style-name="P37">用户是否已填写表单中的必填项目？</text:p>
        </text:list-item>
        <text:list-item>
          <text:p text:style-name="P37">用户输入的邮件地址是否合法？</text:p>
        </text:list-item>
        <text:list-item>
          <text:p text:style-name="P37">用户是否已输入合法的日期？</text:p>
        </text:list-item>
        <text:list-item>
          <text:p text:style-name="P38"><text:span text:style-name="T10">用户是否在数据域 </text:span><text:span text:style-name="T5">(numeric field) </text:span><text:span text:style-name="T10">中输入了文本？</text:span></text:p>
        </text:list-item>
      </text:list>
      <text:h text:style-name="P52" text:outline-level="2"><text:span text:style-name="Strong_20_Emphasis"><text:span text:style-name="T48">E-mail </text:span></text:span><text:span text:style-name="Strong_20_Emphasis"><text:span text:style-name="T59">验证</text:span></text:span></text:h>
      <text:p text:style-name="P14">下面的函数检查输入的数据是否符合电子邮件地址的基本语法。</text:p>
      <text:p text:style-name="P13"><text:span text:style-name="T10">意思就是说，输入的数据必须包含 </text:span><text:span text:style-name="T5">@ </text:span><text:span text:style-name="T10">符号和点号</text:span><text:span text:style-name="T5">(.)</text:span><text:span text:style-name="T10">。同时，</text:span><text:span text:style-name="T5">@ </text:span><text:span text:style-name="T10">不可以是邮件地址的首字符，并且 </text:span><text:span text:style-name="T5">@ </text:span><text:span text:style-name="T10">之后需有至少一个点号：</text:span></text:p>
      <text:p text:style-name="Text_20_body"><text:span text:style-name="Strong_20_Emphasis"><text:span text:style-name="T59"/></text:span></text:p>
      <text:p text:style-name="Text_20_body"><text:span text:style-name="Strong_20_Emphasis"><text:span text:style-name="T5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16" svg:font-family="16"/>
    <style:font-face style:name="Consolas" svg:font-family="Consolas"/>
    <style:font-face style:name="Consolas1" svg:font-family="Consolas, 'Courier New', Courier, monospace"/>
    <style:font-face style:name="PingFangSC-Regular" svg:font-family="PingFangSC-Regular, Verdana, 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667cm" fo:text-indent="-0.762cm" fo:margin-left="2.66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921cm" fo:text-indent="-1.016cm" fo:margin-left="2.9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429cm" fo:text-indent="-1.524cm" fo:margin-left="3.42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683cm" fo:text-indent="-1.778cm" fo:margin-left="3.68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937cm" fo:text-indent="-2.032cm" fo:margin-left="3.93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191cm" fo:text-indent="-2.286cm" fo:margin-left="4.19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699cm" fo:text-indent="-2.794cm" fo:margin-left="4.69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953cm" fo:text-indent="-3.048cm" fo:margin-left="4.95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58:58.292583177</meta:creation-date>
    <meta:generator>LibreOffice/5.1.6.2$Linux_X86_64 LibreOffice_project/10m0$Build-2</meta:generator>
    <dc:date>2018-03-17T12:02:14.665307569</dc:date>
    <meta:editing-duration>PT7H55S</meta:editing-duration>
    <meta:editing-cycles>6</meta:editing-cycles>
    <meta:document-statistic meta:table-count="3" meta:image-count="0" meta:object-count="0" meta:page-count="19" meta:paragraph-count="411" meta:word-count="4231" meta:character-count="7866" meta:non-whitespace-character-count="7276"/>
  </office:meta>
</office:document-meta>
</file>